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45pt"/>
    </style:style>
    <style:style style:name="co2" style:family="table-column">
      <style:table-column-properties fo:break-before="auto" style:column-width="195.14pt"/>
    </style:style>
    <style:style style:name="co3" style:family="table-column">
      <style:table-column-properties fo:break-before="auto" style:column-width="149.3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04.91pt"/>
    </style:style>
    <style:style style:name="co6" style:family="table-column">
      <style:table-column-properties fo:break-before="auto" style:column-width="98.59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87.51pt"/>
    </style:style>
    <style:style style:name="co9" style:family="table-column">
      <style:table-column-properties fo:break-before="auto" style:column-width="89.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7.9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Results_20_for_20_appendix">
      <style:table-properties table:display="true" style:writing-mode="lr-tb"/>
    </style:style>
    <style:style style:name="ta3" style:family="table" style:master-page-name="PageStyle_5f_Tidied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Augmentation 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Worst augmentation</text:p>
          </table:table-cell>
          <table:table-cell table:style-name="ce1" office:value-type="string" calcext:value-type="string">
            <text:p>Worse Dice score</text:p>
          </table:table-cell>
          <table:table-cell table:style-name="ce1" office:value-type="string" calcext:value-type="string">
            <text:p>Best augmentation</text:p>
          </table:table-cell>
          <table:table-cell table:style-name="ce1" office:value-type="string" calcext:value-type="string">
            <text:p>Best Dice score</text:p>
          </table:table-cell>
          <table:table-cell table:style-name="ce5" office:value-type="string" calcext:value-type="string">
            <text:p>% increase vs worst</text:p>
          </table:table-cell>
          <table:table-cell table:style-name="ce7" office:value-type="string" calcext:value-type="string">
            <text:p>% increase vs mean worst</text:p>
          </table:table-cell>
          <table:table-cell table:style-name="ce8" office:value-type="string" calcext:value-type="string">
            <text:p>% increase vs baseline 128x128 (20 runs)</text:p>
          </table:table-cell>
          <table:table-cell table:style-name="ce8" office:value-type="string" calcext:value-type="string">
            <text:p>% increase vs baseline 512x512 (20 runs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tat tes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lasticTransform</text:p>
          </table:table-cell>
          <table:table-cell table:style-name="ce1" office:value-type="string" calcext:value-type="string">
            <text:p>Alpha: 0, 1000, 200</text:p>
            <text:p>Sigma: 0, 40, 2</text:p>
            <text:p>Alpha_affine: 0, 60, 5</text:p>
          </table:table-cell>
          <table:table-cell table:style-name="ce1" office:value-type="string" calcext:value-type="string">
            <text:p>Alpha: 300</text:p>
            <text:p>Sigma: 40</text:p>
            <text:p>Alpha_affine: 16</text:p>
          </table:table-cell>
          <table:table-cell table:style-name="ce1" office:value-type="float" office:value="43.59" calcext:value-type="float">
            <text:p>43.59</text:p>
          </table:table-cell>
          <table:table-cell table:style-name="ce1" office:value-type="string" calcext:value-type="string">
            <text:p>Alpha: 400</text:p>
            <text:p>Sigma: 60</text:p>
            <text:p>Alpha_affine: 8</text:p>
          </table:table-cell>
          <table:table-cell table:style-name="ce1" office:value-type="float" office:value="64.87" calcext:value-type="float">
            <text:p>64.87</text:p>
          </table:table-cell>
          <table:table-cell table:style-name="ce6" table:formula="of:=([.F2]-[.D2])*100/[.D2]" office:value-type="float" office:value="48.8185363615508" calcext:value-type="float">
            <text:p>48.82</text:p>
          </table:table-cell>
          <table:table-cell table:style-name="ce6" table:formula="of:=([.F2]-[.$D$22])*100/[.$D$22]" office:value-type="float" office:value="77.8617731593301" calcext:value-type="float">
            <text:p>77.86</text:p>
          </table:table-cell>
          <table:table-cell table:style-name="ce9"/>
          <table:table-cell table:style-name="ce9" table:formula="of:=([.F2]-[.$D$26])*100/[.$D$26]" office:value-type="float" office:value="16.9882777276826" calcext:value-type="float">
            <text:p>16.99</text:p>
          </table:table-cell>
          <table:table-cell table:style-name="ce1" office:value-type="string" calcext:value-type="string">
            <text:p>512x512</text:p>
          </table:table-cell>
          <table:table-cell table:style-name="ce4" table:formula="of:=AVERAGE([.D2:.D20])" office:value-type="float" office:value="36.47214286" calcext:value-type="float">
            <text:p>36.47214286</text:p>
          </table:table-cell>
          <table:table-cell table:style-name="ce4" table:formula="of:=COM.MICROSOFT.T.TEST([.D2:.D9];[.F2:.F9];2;2)" office:value-type="float" office:value="0.000002009190856" calcext:value-type="float">
            <text:p>2.009190856E-06</text:p>
          </table:table-cell>
          <table:table-cell/>
          <table:table-cell table:style-name="ce1" office:value-type="string" calcext:value-type="string">
            <text:p>mean </text:p>
          </table:table-cell>
          <table:table-cell table:style-name="ce4" table:formula="of:=AVERAGE([.D3:.D9])" office:value-type="float" office:value="35.71" calcext:value-type="float">
            <text:p>35.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aussianBlur</text:p>
          </table:table-cell>
          <table:table-cell table:style-name="ce1" office:value-type="string" calcext:value-type="string">
            <text:p>dict(type='GaussianBlur',</text:p>
            <text:p>     blur_limit=trial.suggest_int("blur_limit", low=0, high=10, step=1),</text:p>
            <text:p>     sigma_limit=trial.suggest_float("sigma_limit", low=0.0, high=5.0, step=0.5),</text:p>
            <text:p>     p=0.5)</text:p>
            <text:p/>
          </table:table-cell>
          <table:table-cell table:style-name="ce1" office:value-type="string" calcext:value-type="string">
            <text:p>"blur_limit: 4</text:p>
            <text:p>sigma_limit: 3"</text:p>
          </table:table-cell>
          <table:table-cell table:style-name="ce1" office:value-type="float" office:value="46.62" calcext:value-type="float">
            <text:p>46.62</text:p>
          </table:table-cell>
          <table:table-cell table:style-name="ce1" office:value-type="string" calcext:value-type="string">
            <text:p>blur_limit: 6</text:p>
            <text:p>sigma_limit: 5</text:p>
          </table:table-cell>
          <table:table-cell table:style-name="ce1" office:value-type="float" office:value="64.23" calcext:value-type="float">
            <text:p>64.23</text:p>
          </table:table-cell>
          <table:table-cell table:style-name="ce6" table:formula="of:=([.F3]-[.D3])*100/[.D3]" office:value-type="float" office:value="37.7734877734878" calcext:value-type="float">
            <text:p>37.77</text:p>
          </table:table-cell>
          <table:table-cell table:style-name="ce6" table:formula="of:=([.F3]-[.$D$22])*100/[.$D$22]" office:value-type="float" office:value="76.1070092496342" calcext:value-type="float">
            <text:p>76.11</text:p>
          </table:table-cell>
          <table:table-cell table:style-name="ce9"/>
          <table:table-cell table:style-name="ce9" table:formula="of:=([.F3]-[.$D$26])*100/[.$D$26]" office:value-type="float" office:value="15.834084761046" calcext:value-type="float">
            <text:p>15.83</text:p>
          </table:table-cell>
          <table:table-cell table:style-name="ce1" office:value-type="string" calcext:value-type="string">
            <text:p>512x512</text:p>
          </table:table-cell>
          <table:table-cell table:style-name="ce4" table:formula="of:=STDEV([.D2:.D19])" office:value-type="float" office:value="6.219494388" calcext:value-type="float">
            <text:p>6.219494388</text:p>
          </table:table-cell>
          <table:table-cell/>
          <table:table-cell table:style-name="ce4" table:formula="of:=AVERAGE([.F3:.F5])" office:value-type="float" office:value="63.75333333" calcext:value-type="float">
            <text:p>63.7533333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mboss</text:p>
          </table:table-cell>
          <table:table-cell/>
          <table:table-cell table:style-name="ce1" office:value-type="string" calcext:value-type="string">
            <text:p>alpha: 0.7</text:p>
            <text:p>emboss_strength 1.2</text:p>
          </table:table-cell>
          <table:table-cell table:style-name="ce1" office:value-type="float" office:value="41.56" calcext:value-type="float">
            <text:p>41.56</text:p>
          </table:table-cell>
          <table:table-cell table:style-name="ce1" office:value-type="string" calcext:value-type="string">
            <text:p>alpha: 0.7</text:p>
            <text:p>emboss_strength 1.2</text:p>
          </table:table-cell>
          <table:table-cell table:style-name="ce1" office:value-type="float" office:value="63.6" calcext:value-type="float">
            <text:p>63.6</text:p>
          </table:table-cell>
          <table:table-cell table:style-name="ce6" table:formula="of:=([.F4]-[.D4])*100/[.D4]" office:value-type="float" office:value="53.0317613089509" calcext:value-type="float">
            <text:p>53.03</text:p>
          </table:table-cell>
          <table:table-cell table:style-name="ce6" table:formula="of:=([.F4]-[.$D$22])*100/[.$D$22]" office:value-type="float" office:value="74.3796635260273" calcext:value-type="float">
            <text:p>74.38</text:p>
          </table:table-cell>
          <table:table-cell table:style-name="ce9"/>
          <table:table-cell table:style-name="ce9" table:formula="of:=([.F4]-[.$D$26])*100/[.$D$26]" office:value-type="float" office:value="14.6979260595131" calcext:value-type="float">
            <text:p>14.70</text:p>
          </table:table-cell>
          <table:table-cell/>
          <table:table-cell table:style-name="ce4" table:formula="of:=AVERAGE([.F2:.F16])" office:value-type="float" office:value="53.434" calcext:value-type="float">
            <text:p>53.434</text:p>
          </table:table-cell>
          <table:table-cell/>
          <table:table-cell table:style-name="ce4" table:formula="of:=AVERAGE([.D3:.D5])" office:value-type="float" office:value="38.96333333" calcext:value-type="float">
            <text:p>38.9633333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ridMasK</text:p>
          </table:table-cell>
          <table:table-cell table:style-name="ce1" office:value-type="string" calcext:value-type="string">
            <text:p>GridDropout',ratio=0.5, </text:p>
            <text:p>                unit_size_min=trial.suggest_int("unit_min",low=10,high=210,step=20,log=False), </text:p>
            <text:p>                unit_size_max=trial.suggest_int("unit_max",low=10,high=210,step=20,log=False), </text:p>
            <text:p>                holes_number_x=holes_no, holes_number_y=holes_no, shift_x=0, shift_y=0, random_offset=False, fill_value=0, mask_fill_value=None, always_apply=False, p=0.5)</text:p>
          </table:table-cell>
          <table:table-cell table:style-name="ce1" office:value-type="string" calcext:value-type="string">
            <text:p>max size: </text:p>
            <text:p>units min: 10</text:p>
            <text:p>units max: 160</text:p>
          </table:table-cell>
          <table:table-cell table:style-name="ce1" office:value-type="float" office:value="28.71" calcext:value-type="float">
            <text:p>28.71</text:p>
          </table:table-cell>
          <table:table-cell table:style-name="ce1" office:value-type="string" calcext:value-type="string">
            <text:p>max size: 40</text:p>
            <text:p>units min: 210</text:p>
            <text:p>units max: 230</text:p>
          </table:table-cell>
          <table:table-cell table:style-name="ce1" office:value-type="float" office:value="63.43" calcext:value-type="float">
            <text:p>63.43</text:p>
          </table:table-cell>
          <table:table-cell table:style-name="ce6" table:formula="of:=([.F5]-[.D5])*100/[.D5]" office:value-type="float" office:value="120.933472657611" calcext:value-type="float">
            <text:p>120.93</text:p>
          </table:table-cell>
          <table:table-cell table:style-name="ce6" table:formula="of:=([.F5]-[.$D$22])*100/[.$D$22]" office:value-type="float" office:value="73.9135543625144" calcext:value-type="float">
            <text:p>73.91</text:p>
          </table:table-cell>
          <table:table-cell table:style-name="ce9"/>
          <table:table-cell table:style-name="ce9" table:formula="of:=([.F5]-[.$D$26])*100/[.$D$26]" office:value-type="float" office:value="14.3913435527502" calcext:value-type="float">
            <text:p>14.39</text:p>
          </table:table-cell>
          <table:table-cell table:style-name="ce1" office:value-type="string" calcext:value-type="string">
            <text:p>512x5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arpen</text:p>
          </table:table-cell>
          <table:table-cell table:style-name="ce1" office:value-type="string" calcext:value-type="string">
            <text:p>dict(type='Sharpen', </text:p>
            <text:p>        alpha=trial.suggest_float("sharpen_alpha", low=0.0, high=1.0, step=0.1), </text:p>
            <text:p>        lightness=trial.suggest_int("sharpen_lightness", low=0, high=10, step=1),</text:p>
            <text:p>        p=0.5)</text:p>
          </table:table-cell>
          <table:table-cell table:style-name="ce1" office:value-type="string" calcext:value-type="string">
            <text:p>alpha: 0.8</text:p>
            <text:p>lightness:7</text:p>
          </table:table-cell>
          <table:table-cell table:style-name="ce1" office:value-type="float" office:value="33.28" calcext:value-type="float">
            <text:p>33.28</text:p>
          </table:table-cell>
          <table:table-cell table:style-name="ce1" office:value-type="string" calcext:value-type="string">
            <text:p>alpha: 0.7</text:p>
            <text:p>lightness:5</text:p>
          </table:table-cell>
          <table:table-cell table:style-name="ce1" office:value-type="float" office:value="63.02" calcext:value-type="float">
            <text:p>63.02</text:p>
          </table:table-cell>
          <table:table-cell table:style-name="ce6" table:formula="of:=([.F6]-[.D6])*100/[.D6]" office:value-type="float" office:value="89.3629807692308" calcext:value-type="float">
            <text:p>89.36</text:p>
          </table:table-cell>
          <table:table-cell table:style-name="ce6" table:formula="of:=([.F6]-[.$D$22])*100/[.$D$22]" office:value-type="float" office:value="72.7894087328655" calcext:value-type="float">
            <text:p>72.79</text:p>
          </table:table-cell>
          <table:table-cell table:style-name="ce9"/>
          <table:table-cell table:style-name="ce9" table:formula="of:=([.F6]-[.$D$26])*100/[.$D$26]" office:value-type="float" office:value="13.6519386834986" calcext:value-type="float">
            <text:p>13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ridDistortion</text:p>
          </table:table-cell>
          <table:table-cell table:style-name="ce2" office:value-type="string" calcext:value-type="string">
            <text:p>distort_limit_low = trial.suggest_float("distort_limit_low", low=-0.5, high=0.0, step=0.05) distort_limit_high = trial.suggest_float("distort_limit_high", low=0, high=0.5, step=0.05) dict(type='GridDistortion', num_steps=trial.suggest_int("num_steps", low=4, high=20, step=2), distort_limit=(distort_limit_low,distort_limit_high),</text:p>
          </table:table-cell>
          <table:table-cell table:style-name="ce1" office:value-type="string" calcext:value-type="string">
            <text:p>distort limit: [-0.1,0.4]</text:p>
            <text:p>steps: 4</text:p>
          </table:table-cell>
          <table:table-cell table:style-name="ce1" office:value-type="float" office:value="22.3" calcext:value-type="float">
            <text:p>22.3</text:p>
          </table:table-cell>
          <table:table-cell table:style-name="ce1" office:value-type="string" calcext:value-type="string">
            <text:p>distort limit: [-0.1,0.3]</text:p>
            <text:p>steps: 8</text:p>
          </table:table-cell>
          <table:table-cell table:style-name="ce1" office:value-type="float" office:value="62.78" calcext:value-type="float">
            <text:p>62.78</text:p>
          </table:table-cell>
          <table:table-cell table:style-name="ce6" table:formula="of:=([.F7]-[.D7])*100/[.D7]" office:value-type="float" office:value="181.52466367713" calcext:value-type="float">
            <text:p>181.52</text:p>
          </table:table-cell>
          <table:table-cell table:style-name="ce6" table:formula="of:=([.F7]-[.$D$22])*100/[.$D$22]" office:value-type="float" office:value="72.1313722667295" calcext:value-type="float">
            <text:p>72.13</text:p>
          </table:table-cell>
          <table:table-cell table:style-name="ce9"/>
          <table:table-cell table:style-name="ce9" table:formula="of:=([.F7]-[.$D$26])*100/[.$D$26]" office:value-type="float" office:value="13.2191163210099" calcext:value-type="float">
            <text:p>13.22</text:p>
          </table:table-cell>
          <table:table-cell table:style-name="ce1" office:value-type="string" calcext:value-type="string">
            <text:p>512x51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OpticalDistortion</text:p>
          </table:table-cell>
          <table:table-cell table:style-name="ce1" office:value-type="string" calcext:value-type="string">
            <text:p>distort_limit_low = trial.suggest_float("distort_limit_low", low=-0.5, high=0.0, step=0.05)</text:p>
            <text:p>  distort_limit_high = trial.suggest_float("distort_limit_high", low=0, high=0.5, step=0.05)</text:p>
            <text:p/>
            <text:p>  shift_limit_low = trial.suggest_float("shift_limit_low", low=-0.5, high=0.0, step=0.05)</text:p>
            <text:p>  shift_limit_high = trial.suggest_float("shift_limit_high", low=0, high=0.5, step=0.05)</text:p>
            <text:p/>
            <text:p>dict(type='OpticalDistortion',</text:p>
            <text:p>        distort_limit=[distort_limit_low,distort_limit_high],</text:p>
            <text:p>        shift_limit=[shift_limit_low,shift_limit_high],</text:p>
            <text:p>        p=0.5)</text:p>
            <text:p/>
            <text:p/>
            <text:p/>
          </table:table-cell>
          <table:table-cell table:style-name="ce1" office:value-type="string" calcext:value-type="string">
            <text:p>distort limit: [-0.35,0.05]</text:p>
            <text:p>shift_limit: [-0.25,0.25]</text:p>
          </table:table-cell>
          <table:table-cell table:style-name="ce1" office:value-type="float" office:value="43.06" calcext:value-type="float">
            <text:p>43.06</text:p>
          </table:table-cell>
          <table:table-cell table:style-name="ce1" office:value-type="string" calcext:value-type="string">
            <text:p>distort limit: [-0.35,0.2]</text:p>
            <text:p>shift_limit: [0,0.3]</text:p>
          </table:table-cell>
          <table:table-cell table:style-name="ce1" office:value-type="float" office:value="61.84" calcext:value-type="float">
            <text:p>61.84</text:p>
          </table:table-cell>
          <table:table-cell table:style-name="ce6" table:formula="of:=([.F8]-[.D8])*100/[.D8]" office:value-type="float" office:value="43.6135624709707" calcext:value-type="float">
            <text:p>43.61</text:p>
          </table:table-cell>
          <table:table-cell table:style-name="ce6" table:formula="of:=([.F8]-[.$D$22])*100/[.$D$22]" office:value-type="float" office:value="69.5540627743637" calcext:value-type="float">
            <text:p>69.55</text:p>
          </table:table-cell>
          <table:table-cell table:style-name="ce9"/>
          <table:table-cell table:style-name="ce9" table:formula="of:=([.F8]-[.$D$26])*100/[.$D$26]" office:value-type="float" office:value="11.5238954012624" calcext:value-type="float">
            <text:p>11.52</text:p>
          </table:table-cell>
          <table:table-cell table:style-name="ce1" office:value-type="string" calcext:value-type="string">
            <text:p>512x5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ridMasK</text:p>
          </table:table-cell>
          <table:table-cell table:style-name="ce1" office:value-type="string" calcext:value-type="string">
            <text:p>GridDropout',ratio=0.5, </text:p>
            <text:p>                unit_size_min=trial.suggest_int("unit_min",low=10,high=210,step=20,log=False), </text:p>
            <text:p>                unit_size_max=trial.suggest_int("unit_max",low=10,high=210,step=20,log=False), </text:p>
            <text:p>                holes_number_x=holes_no, holes_number_y=holes_no, shift_x=0, shift_y=0, random_offset=False, fill_value=0, mask_fill_value=None, always_apply=False, p=0.5)</text:p>
          </table:table-cell>
          <table:table-cell table:style-name="ce1" office:value-type="string" calcext:value-type="string">
            <text:p>max size: 20</text:p>
            <text:p>units_max: 190</text:p>
            <text:p>units_min 170</text:p>
          </table:table-cell>
          <table:table-cell table:style-name="ce1" office:value-type="float" office:value="34.44" calcext:value-type="float">
            <text:p>34.44</text:p>
          </table:table-cell>
          <table:table-cell table:style-name="ce1" office:value-type="string" calcext:value-type="string">
            <text:p>max size: 40</text:p>
            <text:p>units_max: 30</text:p>
            <text:p>units_min: 30</text:p>
          </table:table-cell>
          <table:table-cell table:style-name="ce1" office:value-type="float" office:value="52.8" calcext:value-type="float">
            <text:p>52.8</text:p>
          </table:table-cell>
          <table:table-cell table:style-name="ce6" table:formula="of:=([.F9]-[.D9])*100/[.D9]" office:value-type="float" office:value="53.3101045296167" calcext:value-type="float">
            <text:p>53.31</text:p>
          </table:table-cell>
          <table:table-cell table:style-name="ce6" table:formula="of:=([.F9]-[.$D$22])*100/[.$D$22]" office:value-type="float" office:value="44.7680225499095" calcext:value-type="float">
            <text:p>44.77</text:p>
          </table:table-cell>
          <table:table-cell table:style-name="ce9"/>
          <table:table-cell table:style-name="ce9" table:formula="of:=([.F9]-[.$D$26])*100/[.$D$26]" office:value-type="float" office:value="-4.77908025247972" calcext:value-type="float">
            <text:p>-4.78</text:p>
          </table:table-cell>
          <table:table-cell table:style-name="ce1" office:value-type="string" calcext:value-type="string">
            <text:p>256x2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tOut</text:p>
          </table:table-cell>
          <table:table-cell table:number-columns-repeated="3"/>
          <table:table-cell table:style-name="ce1" office:value-type="string" calcext:value-type="string">
            <text:p>max_size:4</text:p>
            <text:p>n_holes:2</text:p>
          </table:table-cell>
          <table:table-cell table:style-name="ce1" office:value-type="float" office:value="49" calcext:value-type="float">
            <text:p>49</text:p>
          </table:table-cell>
          <table:table-cell table:style-name="ce6" table:formula="of:=([.F10]-[.D10])*100/[.D10]" office:value-type="string" office:string-value="" calcext:value-type="error">
            <text:p>#DIV/0!</text:p>
          </table:table-cell>
          <table:table-cell table:style-name="ce6" table:formula="of:=([.F10]-[.$D$22])*100/[.$D$22]" office:value-type="float" office:value="34.3491118360902" calcext:value-type="float">
            <text:p>34.35</text:p>
          </table:table-cell>
          <table:table-cell table:style-name="ce9"/>
          <table:table-cell table:style-name="ce9" table:formula="of:=([.F10]-[.$D$26])*100/[.$D$26]" office:value-type="float" office:value="-11.6321009918846" calcext:value-type="float">
            <text:p>-11.63</text:p>
          </table:table-cell>
          <table:table-cell table:style-name="ce1" office:value-type="string" calcext:value-type="string">
            <text:p>256x2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domGamma</text:p>
          </table:table-cell>
          <table:table-cell table:style-name="ce1" office:value-type="string" calcext:value-type="string">
            <text:p>Gamma_limit = (gamma_limit_lower, : 0,150,3 </text:p>
            <text:p>gamma_limit_higher: 0,150,3)</text:p>
          </table:table-cell>
          <table:table-cell table:style-name="ce3" office:value-type="string" calcext:value-type="string">
            <text:p>gamma_limit: (60,100)</text:p>
          </table:table-cell>
          <table:table-cell table:style-name="ce1" office:value-type="float" office:value="34.36" calcext:value-type="float">
            <text:p>34.36</text:p>
          </table:table-cell>
          <table:table-cell table:style-name="ce3" office:value-type="string" calcext:value-type="string">
            <text:p>gamma_limit: (90,120)</text:p>
          </table:table-cell>
          <table:table-cell table:style-name="ce1" office:value-type="float" office:value="46.9" calcext:value-type="float">
            <text:p>46.9</text:p>
          </table:table-cell>
          <table:table-cell table:style-name="ce6" table:formula="of:=([.F11]-[.D11])*100/[.D11]" office:value-type="float" office:value="36.4959254947613" calcext:value-type="float">
            <text:p>36.50</text:p>
          </table:table-cell>
          <table:table-cell table:style-name="ce6" table:formula="of:=([.F11]-[.$D$22])*100/[.$D$22]" office:value-type="float" office:value="28.5912927574007" calcext:value-type="float">
            <text:p>28.59</text:p>
          </table:table-cell>
          <table:table-cell table:style-name="ce9" table:formula="of:=([.F11]-[.$B$26])*100/[.$B$26]" office:value-type="float" office:value="-10.3764570991783" calcext:value-type="float">
            <text:p>-10.38</text:p>
          </table:table-cell>
          <table:table-cell table:style-name="ce9"/>
          <table:table-cell table:style-name="ce1" office:value-type="string" calcext:value-type="string">
            <text:p>128x1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lasticTransform</text:p>
          </table:table-cell>
          <table:table-cell table:style-name="ce1" office:value-type="string" calcext:value-type="string">
            <text:p>Alpha: 0, 1000, 200</text:p>
            <text:p>Sigma: 0, 40, 2</text:p>
            <text:p>Alpha_affine: 0, 60, 5</text:p>
          </table:table-cell>
          <table:table-cell table:style-name="ce1" office:value-type="string" calcext:value-type="string">
            <text:p>Alpha: 600</text:p>
            <text:p>Sigma: 10</text:p>
            <text:p>Alpha_affine: 55</text:p>
          </table:table-cell>
          <table:table-cell table:style-name="ce1" office:value-type="float" office:value="36.58" calcext:value-type="float">
            <text:p>36.58</text:p>
          </table:table-cell>
          <table:table-cell table:style-name="ce1" office:value-type="string" calcext:value-type="string">
            <text:p>Alpha: 1000</text:p>
            <text:p>Sigma: 22</text:p>
            <text:p>Alpha_affine: 35</text:p>
          </table:table-cell>
          <table:table-cell table:style-name="ce1" office:value-type="float" office:value="42.7" calcext:value-type="float">
            <text:p>42.7</text:p>
          </table:table-cell>
          <table:table-cell table:style-name="ce6" table:formula="of:=([.F12]-[.D12])*100/[.D12]" office:value-type="float" office:value="16.7304537998907" calcext:value-type="float">
            <text:p>16.73</text:p>
          </table:table-cell>
          <table:table-cell table:style-name="ce6" table:formula="of:=([.F12]-[.$D$22])*100/[.$D$22]" office:value-type="float" office:value="17.0756546000215" calcext:value-type="float">
            <text:p>17.08</text:p>
          </table:table-cell>
          <table:table-cell table:style-name="ce9" table:formula="of:=([.F12]-[.$B$26])*100/[.$B$26]" office:value-type="float" office:value="-18.4024460156698" calcext:value-type="float">
            <text:p>-18.40</text:p>
          </table:table-cell>
          <table:table-cell table:style-name="ce9" table:formula="of:=([.F12]-[.$D$26])*100/[.$D$26]" office:value-type="float" office:value="-22.99368801" calcext:value-type="float">
            <text:p>-22.99</text:p>
          </table:table-cell>
          <table:table-cell table:style-name="ce1" office:value-type="string" calcext:value-type="string">
            <text:p>128x128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HueSaturationValue</text:p>
          </table:table-cell>
          <table:table-cell table:style-name="ce1" office:value-type="string" calcext:value-type="string">
            <text:p>hue_shift_limit: 0, 50, 10</text:p>
            <text:p>saturation_shift_limit: 0, 50, 10</text:p>
            <text:p>value_shift_limit: 0, 50, 10</text:p>
          </table:table-cell>
          <table:table-cell table:style-name="ce1" office:value-type="string" calcext:value-type="string">
            <text:p>hue_shift_limit: 0</text:p>
            <text:p>saturation_shift_limit: 40</text:p>
            <text:p>value_shift_limit: 40</text:p>
          </table:table-cell>
          <table:table-cell table:style-name="ce1" office:value-type="float" office:value="36.63" calcext:value-type="float">
            <text:p>36.63</text:p>
          </table:table-cell>
          <table:table-cell table:style-name="ce1" office:value-type="string" calcext:value-type="string">
            <text:p>hue_shift_limit: 30</text:p>
            <text:p>saturation_shift_limit: 0</text:p>
            <text:p>value_shift_limit: 50</text:p>
          </table:table-cell>
          <table:table-cell table:style-name="ce1" office:value-type="float" office:value="42.56" calcext:value-type="float">
            <text:p>42.56</text:p>
          </table:table-cell>
          <table:table-cell table:style-name="ce6" table:formula="of:=([.F13]-[.D13])*100/[.D13]" office:value-type="float" office:value="16.1889161889162" calcext:value-type="float">
            <text:p>16.19</text:p>
          </table:table-cell>
          <table:table-cell table:style-name="ce6" table:formula="of:=([.F13]-[.$D$22])*100/[.$D$22]" office:value-type="float" office:value="16.6917999947755" calcext:value-type="float">
            <text:p>16.69</text:p>
          </table:table-cell>
          <table:table-cell table:style-name="ce9" table:formula="of:=([.F13]-[.$B$26])*100/[.$B$26]" office:value-type="float" office:value="-18.6699789795528" calcext:value-type="float">
            <text:p>-18.67</text:p>
          </table:table-cell>
          <table:table-cell table:style-name="ce9"/>
          <table:table-cell table:style-name="ce1" office:value-type="string" calcext:value-type="string">
            <text:p>128x128</text:p>
          </table:table-cell>
          <table:table-cell table:style-name="ce1"/>
          <table:table-cell table:style-name="ce1" office:value-type="string" calcext:value-type="string">
            <text:p>GridDropout',ratio=0.5, </text:p>
            <text:p>                unit_size_min=trial.suggest_int("unit_min",low=10,high=210,step=20,log=False), </text:p>
            <text:p>                unit_size_max=trial.suggest_int("unit_max",low=10,high=210,step=20,log=False), </text:p>
            <text:p>                holes_number_x=holes_no, holes_number_y=holes_no, shift_x=0, shift_y=0, random_offset=False, fill_value=0, mask_fill_value=None, always_apply=False, p=0.5)</text:p>
          </table:table-cell>
          <table:table-cell table:style-name="ce1" office:value-type="string" calcext:value-type="string">
            <text:p>norm_cfg = dict(type='BN', requires_grad=True)</text:p>
            <text:p>data_preprocessor = dict(</text:p>
            <text:p>    type='SegDataPreProcessor',</text:p>
            <text:p>    mean=[123.675, 116.28, 103.53],</text:p>
            <text:p>    std=[58.395, 57.12, 57.375],</text:p>
            <text:p>    bgr_to_rgb=True,</text:p>
            <text:p>    pad_val=0,</text:p>
            <text:p>    seg_pad_val=255,</text:p>
            <text:p>    size=(256, 256))</text:p>
            <text:p>model = dict(</text:p>
            <text:p>    type='EncoderDecoder',</text:p>
            <text:p>    data_preprocessor=dict(</text:p>
            <text:p>        type='SegDataPreProcessor',</text:p>
            <text:p>        mean=[123.675, 116.28, 103.53],</text:p>
            <text:p>        std=[58.395, 57.12, 57.375],</text:p>
            <text:p>        bgr_to_rgb=True,</text:p>
            <text:p>        pad_val=0,</text:p>
            <text:p>        seg_pad_val=255,</text:p>
            <text:p>        size=(256, 256)),</text:p>
            <text:p>    pretrained=None,</text:p>
            <text:p>    backbone=dict(</text:p>
            <text:p>        type='MixVisionTransformer',</text:p>
            <text:p>        in_channels=3,</text:p>
            <text:p>        embed_dims=64,</text:p>
            <text:p>        num_stages=4,</text:p>
            <text:p>        num_layers=[3, 4, 6, 3],</text:p>
            <text:p>        num_heads=[1, 2, 5, 8],</text:p>
            <text:p>        patch_sizes=[7, 3, 3, 3],</text:p>
            <text:p>        sr_ratios=[8, 4, 2, 1],</text:p>
            <text:p>        out_indices=(0, 1, 2, 3),</text:p>
            <text:p>        mlp_ratio=4,</text:p>
            <text:p>        qkv_bias=True,</text:p>
            <text:p>        drop_rate=0.0,</text:p>
            <text:p>        attn_drop_rate=0.0,</text:p>
            <text:p>        drop_path_rate=0.1),</text:p>
            <text:p>    decode_head=dict(</text:p>
            <text:p>        type='SegformerHead',</text:p>
            <text:p>        in_channels=[64, 128, 320, 512],</text:p>
            <text:p>        in_index=[0, 1, 2, 3],</text:p>
            <text:p>        channels=256,</text:p>
            <text:p>        dropout_ratio=0.1,</text:p>
            <text:p>        num_classes=6,</text:p>
            <text:p>        norm_cfg=dict(type='BN', requires_grad=True),</text:p>
            <text:p>        align_corners=False,</text:p>
            <text:p>        loss_decode=[</text:p>
            <text:p>            dict(</text:p>
            <text:p>                type='DiceLoss',</text:p>
            <text:p>                loss_name='loss_dice',</text:p>
            <text:p>                loss_weight=3.0,</text:p>
            <text:p>                class_weight=[1, 1.3, 1, 1, 1, 1])</text:p>
            <text:p>        ],</text:p>
            <text:p>        ignore_index=0),</text:p>
            <text:p>    train_cfg=dict(),</text:p>
            <text:p>    test_cfg=dict(mode='whole'))</text:p>
            <text:p>dataset_type = 'CancerDataset'</text:p>
            <text:p>data_root = '/content/gdrive/MyDrive/BCSS_dataset'</text:p>
            <text:p>crop_size = (768, 768)</text:p>
            <text:p>train_pipeline = [</text:p>
            <text:p>    dict(type='LoadImageFromFile'),</text:p>
            <text:p>    dict(type='LoadAnnotations', reduce_zero_label=False),</text:p>
            <text:p>    dict(type='Resize', scale=(256, 256)),</text:p>
            <text:p>    dict(</text:p>
            <text:p>        type='Albu',</text:p>
            <text:p>        transforms=[</text:p>
            <text:p>            dict(</text:p>
            <text:p>                type='GridDropout',</text:p>
            <text:p>                ratio=0.5,</text:p>
            <text:p>                unit_size_min=150,</text:p>
            <text:p>                unit_size_max=70,</text:p>
            <text:p>                holes_number_x=20,</text:p>
            <text:p>                holes_number_y=20,</text:p>
            <text:p>                shift_x=0,</text:p>
            <text:p>                shift_y=0,</text:p>
            <text:p>                random_offset=False,</text:p>
            <text:p>                fill_value=0,</text:p>
            <text:p>                mask_fill_value=None,</text:p>
            <text:p>                always_apply=False,</text:p>
            <text:p>                p=0.5)</text:p>
            <text:p>        ]),</text:p>
            <text:p>    dict(type='PackSegInputs')</text:p>
            <text:p>]</text:p>
            <text:p>test_pipeline = [</text:p>
            <text:p>    dict(type='LoadImageFromFile'),</text:p>
            <text:p>    dict(type='Resize', scale=(256, 256)),</text:p>
            <text:p>    dict(type='LoadAnnotations'),</text:p>
            <text:p>    dict(type='PackSegInputs')</text:p>
            <text:p>]</text:p>
            <text:p>img_ratios = [0.5, 0.75, 1.0, 1.25, 1.5, 1.75]</text:p>
            <text:p>tta_pipeline = [</text:p>
            <text:p>    dict(type='LoadImageFromFile', backend_args=None),</text:p>
            <text:p>    dict(</text:p>
            <text:p>        type='TestTimeAug',</text:p>
            <text:p>        transforms=[[{</text:p>
            <text:p>            'type': 'Resize',</text:p>
            <text:p>            'scale_factor': 0.5,</text:p>
            <text:p>            'keep_ratio': True</text:p>
            <text:p>        }, {</text:p>
            <text:p>            'type': 'Resize',</text:p>
            <text:p>            'scale_factor': 0.75,</text:p>
            <text:p>            'keep_ratio': True</text:p>
            <text:p>        }, {</text:p>
            <text:p>            'type': 'Resize',</text:p>
            <text:p>            'scale_factor': 1.0,</text:p>
            <text:p>            'keep_ratio': True</text:p>
            <text:p>        }, {</text:p>
            <text:p>            'type': 'Resize',</text:p>
            <text:p>            'scale_factor': 1.25,</text:p>
            <text:p>            'keep_ratio': True</text:p>
            <text:p>        }, {</text:p>
            <text:p>            'type': 'Resize',</text:p>
            <text:p>            'scale_factor': 1.5,</text:p>
            <text:p>            'keep_ratio': True</text:p>
            <text:p>        }],</text:p>
            <text:p>                    [{</text:p>
            <text:p>                        'type': 'RandomFlip',</text:p>
            <text:p>                        'prob': 0.5,</text:p>
            <text:p>                        'direction': 'vertical'</text:p>
            <text:p>                    }, {</text:p>
            <text:p>                        'type': 'RandomFlip',</text:p>
            <text:p>                        'prob': 0.5,</text:p>
            <text:p>                        'direction': 'horizontal'</text:p>
            <text:p>                    }], [{</text:p>
            <text:p>                        'type': 'LoadAnnotations'</text:p>
            <text:p>                    }], [{</text:p>
            <text:p>                        'type': 'PackSegInputs'</text:p>
            <text:p>                    }]])</text:p>
            <text:p>]</text:p>
            <text:p>train_dataloader = dict(</text:p>
            <text:p>    batch_size=2,</text:p>
            <text:p>    num_workers=1,</text:p>
            <text:p>    persistent_workers=True,</text:p>
            <text:p>    sampler=dict(type='InfiniteSampler', shuffle=True),</text:p>
            <text:p>    dataset=dict(</text:p>
            <text:p>        type='CancerDataset',</text:p>
            <text:p>        data_root='/content/gdrive/MyDrive/BCSS_dataset',</text:p>
            <text:p>        data_prefix=dict(</text:p>
            <text:p>            img_path=</text:p>
            <text:p>            '/content/gdrive/MyDrive/BCSS_dataset/patched_images_masks_2d_6_class/images',</text:p>
            <text:p>            seg_map_path=</text:p>
            <text:p>            '/content/gdrive/MyDrive/BCSS_dataset/patched_images_masks_2d_6_class/masks'</text:p>
            <text:p>        ),</text:p>
            <text:p>        pipeline=[</text:p>
            <text:p>            dict(type='LoadImageFromFile'),</text:p>
            <text:p>            dict(type='LoadAnnotations', reduce_zero_label=False),</text:p>
            <text:p>            dict(</text:p>
            <text:p>                type='Albu',</text:p>
            <text:p>                transforms=[dict(type='Resize', height=256, width=256)]),</text:p>
            <text:p>            dict(type='PackSegInputs')</text:p>
            <text:p>        ],</text:p>
            <text:p>        ann_file='splits/train.txt'))</text:p>
            <text:p>val_dataloader = dict(</text:p>
            <text:p>    batch_size=1,</text:p>
            <text:p>    num_workers=4,</text:p>
            <text:p>    persistent_workers=False,</text:p>
            <text:p>    sampler=dict(type='DefaultSampler', shuffle=False),</text:p>
            <text:p>    dataset=dict(</text:p>
            <text:p>        type='CancerDataset',</text:p>
            <text:p>        data_root='/content/gdrive/MyDrive/BCSS_dataset',</text:p>
            <text:p>        data_prefix=dict(</text:p>
            <text:p>            img_path=</text:p>
            <text:p>            '/content/gdrive/MyDrive/BCSS_dataset/patched_images_masks_2d_6_class/images',</text:p>
            <text:p>            seg_map_path=</text:p>
            <text:p>            '/content/gdrive/MyDrive/BCSS_dataset/patched_images_masks_2d_6_class/masks'</text:p>
            <text:p>        ),</text:p>
            <text:p>        pipeline=[</text:p>
            <text:p>            dict(type='LoadImageFromFile'),</text:p>
            <text:p>            dict(type='Resize', scale=(256, 256)),</text:p>
            <text:p>            dict(type='LoadAnnotations'),</text:p>
            <text:p>            dict(type='PackSegInputs')</text:p>
            <text:p>        ],</text:p>
            <text:p>        ann_file='splits/val.txt'))</text:p>
            <text:p>test_dataloader = dict(</text:p>
            <text:p>    batch_size=1,</text:p>
            <text:p>    num_workers=4,</text:p>
            <text:p>    persistent_workers=False,</text:p>
            <text:p>    sampler=dict(type='DefaultSampler', shuffle=False),</text:p>
            <text:p>    dataset=dict(</text:p>
            <text:p>        type='CancerDataset',</text:p>
            <text:p>        data_root='/content/gdrive/MyDrive/BCSS_dataset',</text:p>
            <text:p>        data_prefix=dict(</text:p>
            <text:p>            img_path=</text:p>
            <text:p>            '/content/gdrive/MyDrive/BCSS_dataset/patched_images_masks_2d_6_class/images',</text:p>
            <text:p>            seg_map_path=</text:p>
            <text:p>            '/content/gdrive/MyDrive/BCSS_dataset/patched_images_masks_2d_6_class/masks'</text:p>
            <text:p>        ),</text:p>
            <text:p>        pipeline=[</text:p>
            <text:p>            dict(type='LoadImageFromFile'),</text:p>
            <text:p>            dict(type='Resize', scale=(256, 256)),</text:p>
            <text:p>            dict(type='LoadAnnotations'),</text:p>
            <text:p>            dict(type='PackSegInputs')</text:p>
            <text:p>        ],</text:p>
            <text:p>        ann_file='splits/val.txt'))</text:p>
            <text:p>val_evaluator = dict(type='IoUMetric', iou_metrics=['mDice', 'mIoU'])</text:p>
            <text:p>test_evaluator = dict(type='IoUMetric', iou_metrics=['mDice'])</text:p>
            <text:p>default_scope = 'mmseg'</text:p>
            <text:p>env_cfg = dict(</text:p>
            <text:p>    cudnn_benchmark=True,</text:p>
            <text:p>    mp_cfg=dict(mp_start_method='fork', opencv_num_threads=0),</text:p>
            <text:p>    dist_cfg=dict(backend='nccl'))</text:p>
            <text:p>vis_backends = [dict(type='LocalVisBackend')]</text:p>
            <text:p>visualizer = dict(</text:p>
            <text:p>    type='SegLocalVisualizer',</text:p>
            <text:p>    vis_backends=[dict(type='LocalVisBackend')],</text:p>
            <text:p>    name='visualizer')</text:p>
            <text:p>log_processor = dict(by_epoch=False)</text:p>
            <text:p>log_level = 'INFO'</text:p>
            <text:p>load_from = 'mmsegmentation/checkpoints/current_model/segformer_mit-b2_512x512_160k_ade20k_20210726_112103-cbd414ac.pth'</text:p>
            <text:p>resume = False</text:p>
            <text:p>tta_model = None</text:p>
            <text:p>optimizer = dict(type='AdamW', lr=0.001, weight_decay=0.001)</text:p>
            <text:p>optim_wrapper = dict(</text:p>
            <text:p>    type='AmpOptimWrapper',</text:p>
            <text:p>    optimizer=dict(type='AdamW', lr=0.001, weight_decay=0.001),</text:p>
            <text:p>    dtype='float16',</text:p>
            <text:p>    paramwise_cfg=dict(custom_keys=dict(head=dict(lr_mult=10.0))))</text:p>
            <text:p>param_scheduler = [dict(type='ConstantLR', factor=0.9, by_epoch=False)]</text:p>
            <text:p>train_cfg = dict(type='IterBasedTrainLoop', max_iters=500, val_interval=500)</text:p>
            <text:p>val_cfg = dict(type='ValLoop')</text:p>
            <text:p>test_cfg = dict(type='TestLoop')</text:p>
            <text:p>default_hooks = dict(</text:p>
            <text:p>    timer=dict(type='IterTimerHook'),</text:p>
            <text:p>    logger=dict(type='LoggerHook', interval=100, log_metric_by_epoch=False),</text:p>
            <text:p>    param_scheduler=dict(type='ParamSchedulerHook'),</text:p>
            <text:p>    checkpoint=dict(type='CheckpointHook', by_epoch=False, interval=1000),</text:p>
            <text:p>    sampler_seed=dict(type='DistSamplerSeedHook'),</text:p>
            <text:p>    visualization=dict(type='SegVisualizationHook'))</text:p>
            <text:p>num_classes = 6</text:p>
            <text:p>work_dir = '/content/gdrive/MyDrive/BCSS_dataset/logs'</text:p>
            <text:p>fp16 = dict(opt_level='O3')</text:p>
            <text:p>randomness = dict(seed=0)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ColorJitter</text:p>
          </table:table-cell>
          <table:table-cell table:style-name="ce1" office:value-type="string" calcext:value-type="string">
            <text:p>Brightness: 0.1, 0.9, 0.2</text:p>
            <text:p>Contrast: 0.1, 0.9, 0.2</text:p>
            <text:p>Saturation: 0.1, 0.9, 0.2</text:p>
            <text:p>Hue: 0.1, 0.9, 0.2</text:p>
          </table:table-cell>
          <table:table-cell table:style-name="ce1" office:value-type="string" calcext:value-type="string">
            <text:p>Brightness: 0.1</text:p>
            <text:p>Contrast: 0.1</text:p>
            <text:p>Saturation: 0.1</text:p>
            <text:p>Hue: 0.3</text:p>
          </table:table-cell>
          <table:table-cell table:style-name="ce1" office:value-type="float" office:value="36.54" calcext:value-type="float">
            <text:p>36.54</text:p>
          </table:table-cell>
          <table:table-cell table:style-name="ce1" office:value-type="string" calcext:value-type="string">
            <text:p>Brightness: 0.9</text:p>
            <text:p>Contrast: 0.3</text:p>
            <text:p>Saturation: 0.5</text:p>
            <text:p>Hue: 0.3</text:p>
          </table:table-cell>
          <table:table-cell table:style-name="ce1" office:value-type="float" office:value="41.9" calcext:value-type="float">
            <text:p>41.9</text:p>
          </table:table-cell>
          <table:table-cell table:style-name="ce6" table:formula="of:=([.F14]-[.D14])*100/[.D14]" office:value-type="float" office:value="14.6688560481664" calcext:value-type="float">
            <text:p>14.67</text:p>
          </table:table-cell>
          <table:table-cell table:style-name="ce6" table:formula="of:=([.F14]-[.$D$22])*100/[.$D$22]" office:value-type="float" office:value="14.8821997129017" calcext:value-type="float">
            <text:p>14.88</text:p>
          </table:table-cell>
          <table:table-cell table:style-name="ce9" table:formula="of:=([.F14]-[.$B$26])*100/[.$B$26]" office:value-type="float" office:value="-19.9312058092872" calcext:value-type="float">
            <text:p>-19.93</text:p>
          </table:table-cell>
          <table:table-cell table:style-name="ce9"/>
          <table:table-cell table:style-name="ce1" office:value-type="string" calcext:value-type="string">
            <text:p>128x1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LAHE</text:p>
          </table:table-cell>
          <table:table-cell table:style-name="ce1" office:value-type="string" calcext:value-type="string">
            <text:p>clip limit: 0,10,1</text:p>
            <text:p>grid size: 8,64,8</text:p>
          </table:table-cell>
          <table:table-cell table:style-name="ce1" office:value-type="string" calcext:value-type="string">
            <text:p>clip limit: 2</text:p>
            <text:p>grid size: 48</text:p>
          </table:table-cell>
          <table:table-cell table:style-name="ce1" office:value-type="float" office:value="36.38" calcext:value-type="float">
            <text:p>36.38</text:p>
          </table:table-cell>
          <table:table-cell table:style-name="ce1" office:value-type="string" calcext:value-type="string">
            <text:p>clip limit: 6</text:p>
            <text:p>grid size: 32</text:p>
          </table:table-cell>
          <table:table-cell table:style-name="ce1" office:value-type="float" office:value="41.38" calcext:value-type="float">
            <text:p>41.38</text:p>
          </table:table-cell>
          <table:table-cell table:style-name="ce6" table:formula="of:=([.F15]-[.D15])*100/[.D15]" office:value-type="float" office:value="13.7438152831226" calcext:value-type="float">
            <text:p>13.74</text:p>
          </table:table-cell>
          <table:table-cell table:style-name="ce6" table:formula="of:=([.F15]-[.$D$22])*100/[.$D$22]" office:value-type="float" office:value="13.4564540362738" calcext:value-type="float">
            <text:p>13.46</text:p>
          </table:table-cell>
          <table:table-cell table:style-name="ce9" table:formula="of:=([.F15]-[.$B$26])*100/[.$B$26]" office:value-type="float" office:value="-20.9248996751385" calcext:value-type="float">
            <text:p>-20.92</text:p>
          </table:table-cell>
          <table:table-cell table:style-name="ce9"/>
          <table:table-cell table:style-name="ce1" office:value-type="string" calcext:value-type="string">
            <text:p>128x1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domContrast</text:p>
          </table:table-cell>
          <table:table-cell table:style-name="ce1" office:value-type="string" calcext:value-type="string">
            <text:p>limit=(limit_lower,:-1,1,0.2</text:p>
            <text:p>limit_upper:-1,1,0.2)</text:p>
          </table:table-cell>
          <table:table-cell table:style-name="ce1" office:value-type="string" calcext:value-type="string">
            <text:p>limit = (0.6,0.6)</text:p>
          </table:table-cell>
          <table:table-cell table:style-name="ce1" office:value-type="float" office:value="36.56" calcext:value-type="float">
            <text:p>36.56</text:p>
          </table:table-cell>
          <table:table-cell table:style-name="ce1" office:value-type="string" calcext:value-type="string">
            <text:p>limit=(0.2,0.0)</text:p>
          </table:table-cell>
          <table:table-cell table:style-name="ce1" office:value-type="float" office:value="40.5" calcext:value-type="float">
            <text:p>40.5</text:p>
          </table:table-cell>
          <table:table-cell table:style-name="ce6" table:formula="of:=([.F16]-[.D16])*100/[.D16]" office:value-type="float" office:value="10.7768052516411" calcext:value-type="float">
            <text:p>10.78</text:p>
          </table:table-cell>
          <table:table-cell table:style-name="ce6" table:formula="of:=([.F16]-[.$D$22])*100/[.$D$22]" office:value-type="float" office:value="11.0436536604419" calcext:value-type="float">
            <text:p>11.04</text:p>
          </table:table-cell>
          <table:table-cell table:style-name="ce9" table:formula="of:=([.F16]-[.$B$26])*100/[.$B$26]" office:value-type="float" office:value="-22.6065354481177" calcext:value-type="float">
            <text:p>-22.61</text:p>
          </table:table-cell>
          <table:table-cell table:style-name="ce9"/>
          <table:table-cell table:style-name="ce1" office:value-type="string" calcext:value-type="string">
            <text:p>128x1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qualize</text:p>
          </table:table-cell>
          <table:table-cell table:style-name="ce1" office:value-type="string" calcext:value-type="string">
            <text:p>no variables to change</text:p>
          </table:table-cell>
          <table:table-cell table:style-name="ce1" table:number-columns-repeated="4"/>
          <table:table-cell table:style-name="ce6" table:formula="of:=([.F17]-[.D17])*100/[.D17]" office:value-type="string" office:string-value="" calcext:value-type="error">
            <text:p>#DIV/0!</text:p>
          </table:table-cell>
          <table:table-cell table:style-name="ce6" table:formula="of:=([.F17]-[.$D$22])*100/[.$D$22]" office:value-type="float" office:value="-100" calcext:value-type="float">
            <text:p>-100.00</text:p>
          </table:table-cell>
          <table:table-cell table:style-name="ce9" table:formula="of:=([.F17]-[.$B$26])*100/[.$B$26]" office:value-type="float" office:value="-100" calcext:value-type="float">
            <text:p>-100.00</text:p>
          </table:table-cell>
          <table:table-cell table:style-name="ce9" table:formula="of:=([.F17]-[.$B$26])*100/[.$B$26]" office:value-type="float" office:value="-100" calcext:value-type="float">
            <text:p>-10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ndomBrighness</text:p>
          </table:table-cell>
          <table:table-cell table:number-columns-repeated="5"/>
          <table:table-cell table:style-name="ce6" table:formula="of:=([.F18]-[.D18])*100/[.D18]" office:value-type="string" office:string-value="" calcext:value-type="error">
            <text:p>#DIV/0!</text:p>
          </table:table-cell>
          <table:table-cell table:style-name="ce6" table:formula="of:=([.F18]-[.$D$22])*100/[.$D$22]" office:value-type="float" office:value="-100" calcext:value-type="float">
            <text:p>-100.00</text:p>
          </table:table-cell>
          <table:table-cell table:style-name="ce9" table:formula="of:=([.F18]-[.$B$26])*100/[.$B$26]" office:value-type="float" office:value="-100" calcext:value-type="float">
            <text:p>-100.00</text:p>
          </table:table-cell>
          <table:table-cell table:style-name="ce9" table:formula="of:=([.F18]-[.$B$26])*100/[.$B$26]" office:value-type="float" office:value="-100" calcext:value-type="float">
            <text:p>-100.0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andomBrightnessContrast</text:p>
          </table:table-cell>
          <table:table-cell table:number-columns-repeated="5"/>
          <table:table-cell table:style-name="ce6" table:formula="of:=([.F19]-[.D19])*100/[.D19]" office:value-type="string" office:string-value="" calcext:value-type="error">
            <text:p>#DIV/0!</text:p>
          </table:table-cell>
          <table:table-cell table:style-name="ce6" table:formula="of:=([.F19]-[.$D$22])*100/[.$D$22]" office:value-type="float" office:value="-100" calcext:value-type="float">
            <text:p>-100.00</text:p>
          </table:table-cell>
          <table:table-cell table:style-name="ce9" table:formula="of:=([.F19]-[.$B$26])*100/[.$B$26]" office:value-type="float" office:value="-100" calcext:value-type="float">
            <text:p>-100.00</text:p>
          </table:table-cell>
          <table:table-cell table:style-name="ce9" table:formula="of:=([.F19]-[.$B$26])*100/[.$B$26]" office:value-type="float" office:value="-100" calcext:value-type="float">
            <text:p>-100.00</text:p>
          </table:table-cell>
          <table:table-cell/>
          <table:table-cell table:style-name="ce1"/>
          <table:table-cell table:style-name="ce1" office:value-type="string" calcext:value-type="string">
            <text:p>13        63.76        0.00        -0.10</text:p>
            <text:p>19        62.49        0.10        0.00</text:p>
            <text:p>14        59.82        -0.10        -0.1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GBShift</text:p>
          </table:table-cell>
          <table:table-cell table:number-columns-repeated="5"/>
          <table:table-cell table:style-name="ce6" table:formula="of:=([.F20]-[.D20])*100/[.D20]" office:value-type="string" office:string-value="" calcext:value-type="error">
            <text:p>#DIV/0!</text:p>
          </table:table-cell>
          <table:table-cell table:style-name="ce6" table:formula="of:=([.F20]-[.$D$22])*100/[.$D$22]" office:value-type="float" office:value="-100" calcext:value-type="float">
            <text:p>-100.00</text:p>
          </table:table-cell>
          <table:table-cell table:style-name="ce9" table:formula="of:=([.F20]-[.$B$26])*100/[.$B$26]" office:value-type="float" office:value="-100" calcext:value-type="float">
            <text:p>-100.00</text:p>
          </table:table-cell>
          <table:table-cell table:style-name="ce9" table:formula="of:=([.F20]-[.$B$26])*100/[.$B$26]" office:value-type="float" office:value="-100" calcext:value-type="float">
            <text:p>-100.0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6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 calcext:value-type="string">
            <text:p>mean dice</text:p>
          </table:table-cell>
          <table:table-cell table:style-name="ce4" table:formula="of:=AVERAGE([.D2:.D20])" office:value-type="float" office:value="36.47214286" calcext:value-type="float">
            <text:p>36.47214286</text:p>
          </table:table-cell>
          <table:table-cell table:number-columns-repeated="2"/>
          <table:table-cell table:style-name="ce6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baseline (20 runs - no aug)</text:p>
          </table:table-cell>
          <table:table-cell table:number-columns-repeated="4"/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float" office:value="52.33" calcext:value-type="float">
            <text:p>52.33</text:p>
          </table:table-cell>
          <table:table-cell/>
          <table:table-cell table:style-name="ce1" office:value-type="float" office:value="55.45" calcext:value-type="float">
            <text:p>55.45</text:p>
          </table:table-cell>
          <table:table-cell table:number-columns-repeated="2"/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std</text:p>
          </table:table-cell>
          <table:table-cell table:style-name="ce1" office:value-type="float" office:value="6.16" calcext:value-type="float">
            <text:p>6.16</text:p>
          </table:table-cell>
          <table:table-cell/>
          <table:table-cell table:style-name="ce1" office:value-type="float" office:value="3.95" calcext:value-type="float">
            <text:p>3.95</text:p>
          </table:table-cell>
          <table:table-cell table:number-columns-repeated="2"/>
          <table:table-cell table:style-name="ce6" table:number-columns-repeated="4"/>
          <table:table-cell table:number-columns-repeated="1014"/>
        </table:table-row>
        <table:table-row table:style-name="ro1" table:number-rows-repeated="976">
          <table:table-cell table:number-columns-repeated="6"/>
          <table:table-cell table:style-name="ce6" table:number-columns-repeated="4"/>
          <table:table-cell table:number-columns-repeated="1014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Sheet1.$A$1:.$K$20"/>
        </table:named-expressions>
      </table:table>
      <table:table table:name="Results for appendix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Augmentation 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Worst parameters</text:p>
          </table:table-cell>
          <table:table-cell table:style-name="ce1" office:value-type="string" calcext:value-type="string">
            <text:p>Worse DS</text:p>
          </table:table-cell>
          <table:table-cell table:style-name="ce1" office:value-type="string" calcext:value-type="string">
            <text:p>Best parameters</text:p>
          </table:table-cell>
          <table:table-cell table:style-name="ce1" office:value-type="string" calcext:value-type="string">
            <text:p>Best DS</text:p>
          </table:table-cell>
          <table:table-cell table:style-name="ce5" office:value-type="string" calcext:value-type="string">
            <text:p>% increase vs worst</text:p>
          </table:table-cell>
          <table:table-cell table:style-name="ce7" office:value-type="string" calcext:value-type="string">
            <text:p>% increase vs mean worst</text:p>
          </table:table-cell>
          <table:table-cell table:style-name="ce8" office:value-type="string" calcext:value-type="string">
            <text:p>% increase vs baseline 128x128 (20 runs)</text:p>
          </table:table-cell>
          <table:table-cell table:style-name="ce8" office:value-type="string" calcext:value-type="string">
            <text:p>% increase vs baseline 512x512 (20 runs)</text:p>
          </table:table-cell>
          <table:table-cell table:style-name="ce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lasticTransform</text:p>
          </table:table-cell>
          <table:table-cell table:style-name="ce1" office:value-type="string" calcext:value-type="string">
            <text:p>dict(type='ElasticTransform',</text:p>
            <text:p>            alpha= trial.suggest_int("alpha",low=0,high=1000,step=100,log=False), </text:p>
            <text:p>            sigma= trial.suggest_int("sigma",low=0,high=20,step=2,log=False), </text:p>
            <text:p>            alpha_affine= trial.suggest_int("alpha_affine",low=0,high=60,step=10,log=False),</text:p>
          </table:table-cell>
          <table:table-cell table:style-name="ce1" office:value-type="string" calcext:value-type="string">
            <text:p>Alpha: 300</text:p>
            <text:p>Sigma: 40</text:p>
            <text:p>Alpha_affine: 16</text:p>
          </table:table-cell>
          <table:table-cell table:style-name="ce1" office:value-type="float" office:value="43.59" calcext:value-type="float">
            <text:p>43.59</text:p>
          </table:table-cell>
          <table:table-cell table:style-name="ce1" office:value-type="string" calcext:value-type="string">
            <text:p>Alpha: 400</text:p>
            <text:p>Sigma: 60</text:p>
            <text:p>Alpha_affine: 8</text:p>
          </table:table-cell>
          <table:table-cell table:style-name="ce1" office:value-type="float" office:value="64.87" calcext:value-type="float">
            <text:p>64.87</text:p>
          </table:table-cell>
          <table:table-cell table:style-name="ce6" table:formula="of:=([.F2]-[.D2])*100/[.D2]" office:value-type="float" office:value="48.8185363615508" calcext:value-type="float">
            <text:p>48.82</text:p>
          </table:table-cell>
          <table:table-cell table:style-name="ce6" table:formula="of:=([.F2]-[.$D$17])*100/[.$D$17]" office:value-type="float" office:value="77.8617731593301" calcext:value-type="float">
            <text:p>77.86</text:p>
          </table:table-cell>
          <table:table-cell table:style-name="ce9" office:value-type="string" calcext:value-type="string">
            <text:p>n/a</text:p>
          </table:table-cell>
          <table:table-cell table:style-name="ce9" table:formula="of:=([.F2]-[.$D$21])*100/[.$D$21]" office:value-type="float" office:value="16.9882777276826" calcext:value-type="float">
            <text:p>16.99</text:p>
          </table:table-cell>
          <table:table-cell table:style-name="ce1" office:value-type="string" calcext:value-type="string">
            <text:p>512x5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ussianBlur</text:p>
          </table:table-cell>
          <table:table-cell table:style-name="ce1" office:value-type="string" calcext:value-type="string">
            <text:p>dict(type='GaussianBlur',</text:p>
            <text:p>     blur_limit=trial.suggest_int("blur_limit", low=0, high=10, step=1),</text:p>
            <text:p>     sigma_limit=trial.suggest_float("sigma_limit", low=0.0, high=5.0, step=0.5),</text:p>
            <text:p>     p=0.5)</text:p>
            <text:p/>
          </table:table-cell>
          <table:table-cell table:style-name="ce1" office:value-type="string" calcext:value-type="string">
            <text:p>"blur_limit: 4</text:p>
            <text:p>sigma_limit: 3"</text:p>
          </table:table-cell>
          <table:table-cell table:style-name="ce1" office:value-type="float" office:value="46.62" calcext:value-type="float">
            <text:p>46.62</text:p>
          </table:table-cell>
          <table:table-cell table:style-name="ce1" office:value-type="string" calcext:value-type="string">
            <text:p>blur_limit: 6</text:p>
            <text:p>sigma_limit: 5</text:p>
          </table:table-cell>
          <table:table-cell table:style-name="ce1" office:value-type="float" office:value="64.23" calcext:value-type="float">
            <text:p>64.23</text:p>
          </table:table-cell>
          <table:table-cell table:style-name="ce6" table:formula="of:=([.F3]-[.D3])*100/[.D3]" office:value-type="float" office:value="37.7734877734878" calcext:value-type="float">
            <text:p>37.77</text:p>
          </table:table-cell>
          <table:table-cell table:style-name="ce6" table:formula="of:=([.F3]-[.$D$17])*100/[.$D$17]" office:value-type="float" office:value="76.1070092496342" calcext:value-type="float">
            <text:p>76.11</text:p>
          </table:table-cell>
          <table:table-cell table:style-name="ce9" office:value-type="string" calcext:value-type="string">
            <text:p>n/a</text:p>
          </table:table-cell>
          <table:table-cell table:style-name="ce9" table:formula="of:=([.F3]-[.$D$21])*100/[.$D$21]" office:value-type="float" office:value="15.834084761046" calcext:value-type="float">
            <text:p>15.83</text:p>
          </table:table-cell>
          <table:table-cell table:style-name="ce1" office:value-type="string" calcext:value-type="string">
            <text:p>512x5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mboss</text:p>
          </table:table-cell>
          <table:table-cell table:style-name="ce1" office:value-type="string" calcext:value-type="string">
            <text:p>dict(type='Emboss',</text:p>
            <text:p>      alpha=(0.2, 0.5),</text:p>
            <text:p>      strength=(0.2, 0.7),</text:p>
            <text:p>       p=0.5)</text:p>
          </table:table-cell>
          <table:table-cell table:style-name="ce1" office:value-type="string" calcext:value-type="string">
            <text:p>alpha: 0.8</text:p>
            <text:p>emboss_strength 1.4</text:p>
          </table:table-cell>
          <table:table-cell table:style-name="ce1" office:value-type="float" office:value="41.56" calcext:value-type="float">
            <text:p>41.56</text:p>
          </table:table-cell>
          <table:table-cell table:style-name="ce1" office:value-type="string" calcext:value-type="string">
            <text:p>alpha: 0.7</text:p>
            <text:p>emboss_strength 1.3</text:p>
          </table:table-cell>
          <table:table-cell table:style-name="ce1" office:value-type="float" office:value="63.6" calcext:value-type="float">
            <text:p>63.6</text:p>
          </table:table-cell>
          <table:table-cell table:style-name="ce6" table:formula="of:=([.F4]-[.D4])*100/[.D4]" office:value-type="float" office:value="53.0317613089509" calcext:value-type="float">
            <text:p>53.03</text:p>
          </table:table-cell>
          <table:table-cell table:style-name="ce6" table:formula="of:=([.F4]-[.$D$17])*100/[.$D$17]" office:value-type="float" office:value="74.3796635260273" calcext:value-type="float">
            <text:p>74.38</text:p>
          </table:table-cell>
          <table:table-cell table:style-name="ce9" office:value-type="string" calcext:value-type="string">
            <text:p>n/a</text:p>
          </table:table-cell>
          <table:table-cell table:style-name="ce9" table:formula="of:=([.F4]-[.$D$21])*100/[.$D$21]" office:value-type="float" office:value="14.6979260595131" calcext:value-type="float">
            <text:p>14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ridMasK</text:p>
          </table:table-cell>
          <table:table-cell table:style-name="ce1" office:value-type="string" calcext:value-type="string">
            <text:p>GridDropout',ratio=0.5, </text:p>
            <text:p>                unit_size_min=trial.suggest_int("unit_min",low=10,high=210,step=20,log=False), </text:p>
            <text:p>                unit_size_max=trial.suggest_int("unit_max",low=10,high=210,step=20,log=False), </text:p>
            <text:p>                holes_number_x=holes_no, holes_number_y=holes_no, shift_x=0, shift_y=0, random_offset=False, fill_value=0, mask_fill_value=None, always_apply=False, p=0.5)</text:p>
          </table:table-cell>
          <table:table-cell table:style-name="ce1" office:value-type="string" calcext:value-type="string">
            <text:p>max size: </text:p>
            <text:p>units min: 10</text:p>
            <text:p>units max: 160</text:p>
          </table:table-cell>
          <table:table-cell table:style-name="ce1" office:value-type="float" office:value="28.71" calcext:value-type="float">
            <text:p>28.71</text:p>
          </table:table-cell>
          <table:table-cell table:style-name="ce1" office:value-type="string" calcext:value-type="string">
            <text:p>max size: 40</text:p>
            <text:p>units min: 210</text:p>
            <text:p>units max: 230</text:p>
          </table:table-cell>
          <table:table-cell table:style-name="ce1" office:value-type="float" office:value="63.43" calcext:value-type="float">
            <text:p>63.43</text:p>
          </table:table-cell>
          <table:table-cell table:style-name="ce6" table:formula="of:=([.F5]-[.D5])*100/[.D5]" office:value-type="float" office:value="120.933472657611" calcext:value-type="float">
            <text:p>120.93</text:p>
          </table:table-cell>
          <table:table-cell table:style-name="ce6" table:formula="of:=([.F5]-[.$D$17])*100/[.$D$17]" office:value-type="float" office:value="73.9135543625144" calcext:value-type="float">
            <text:p>73.91</text:p>
          </table:table-cell>
          <table:table-cell table:style-name="ce9" office:value-type="string" calcext:value-type="string">
            <text:p>n/a</text:p>
          </table:table-cell>
          <table:table-cell table:style-name="ce9" table:formula="of:=([.F5]-[.$D$21])*100/[.$D$21]" office:value-type="float" office:value="14.3913435527502" calcext:value-type="float">
            <text:p>14.39</text:p>
          </table:table-cell>
          <table:table-cell table:style-name="ce1" office:value-type="string" calcext:value-type="string">
            <text:p>512x5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arpen</text:p>
          </table:table-cell>
          <table:table-cell table:style-name="ce1" office:value-type="string" calcext:value-type="string">
            <text:p>dict(type='Sharpen', </text:p>
            <text:p>        alpha=trial.suggest_float("sharpen_alpha", low=0.0, high=1.0, step=0.1), </text:p>
            <text:p>        lightness=trial.suggest_int("sharpen_lightness", low=0, high=10, step=1),</text:p>
            <text:p>        p=0.5)</text:p>
          </table:table-cell>
          <table:table-cell table:style-name="ce1" office:value-type="string" calcext:value-type="string">
            <text:p>alpha: 0.8</text:p>
            <text:p>lightness:7</text:p>
          </table:table-cell>
          <table:table-cell table:style-name="ce1" office:value-type="float" office:value="33.28" calcext:value-type="float">
            <text:p>33.28</text:p>
          </table:table-cell>
          <table:table-cell table:style-name="ce1" office:value-type="string" calcext:value-type="string">
            <text:p>alpha: 0.7</text:p>
            <text:p>lightness:5</text:p>
          </table:table-cell>
          <table:table-cell table:style-name="ce1" office:value-type="float" office:value="63.02" calcext:value-type="float">
            <text:p>63.02</text:p>
          </table:table-cell>
          <table:table-cell table:style-name="ce6" table:formula="of:=([.F6]-[.D6])*100/[.D6]" office:value-type="float" office:value="89.3629807692308" calcext:value-type="float">
            <text:p>89.36</text:p>
          </table:table-cell>
          <table:table-cell table:style-name="ce6" table:formula="of:=([.F6]-[.$D$17])*100/[.$D$17]" office:value-type="float" office:value="72.7894087328655" calcext:value-type="float">
            <text:p>72.79</text:p>
          </table:table-cell>
          <table:table-cell table:style-name="ce9" office:value-type="string" calcext:value-type="string">
            <text:p>n/a</text:p>
          </table:table-cell>
          <table:table-cell table:style-name="ce9" table:formula="of:=([.F6]-[.$D$21])*100/[.$D$21]" office:value-type="float" office:value="13.6519386834986" calcext:value-type="float">
            <text:p>13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ridDistortion</text:p>
          </table:table-cell>
          <table:table-cell table:style-name="ce2" office:value-type="string" calcext:value-type="string">
            <text:p>distort_limit_low = trial.suggest_float("distort_limit_low", low=-0.5, high=0.0, step=0.05) distort_limit_high = trial.suggest_float("distort_limit_high", low=0, high=0.5, step=0.05) dict(type='GridDistortion', num_steps=trial.suggest_int("num_steps", low=4, high=20, step=2), distort_limit=(distort_limit_low,distort_limit_high),</text:p>
          </table:table-cell>
          <table:table-cell table:style-name="ce1" office:value-type="string" calcext:value-type="string">
            <text:p>distort limit: [-0.1,0.4]</text:p>
            <text:p>steps: 4</text:p>
          </table:table-cell>
          <table:table-cell table:style-name="ce1" office:value-type="float" office:value="22.3" calcext:value-type="float">
            <text:p>22.3</text:p>
          </table:table-cell>
          <table:table-cell table:style-name="ce1" office:value-type="string" calcext:value-type="string">
            <text:p>distort limit: [-0.1,0.3]</text:p>
            <text:p>steps: 8</text:p>
          </table:table-cell>
          <table:table-cell table:style-name="ce1" office:value-type="float" office:value="62.78" calcext:value-type="float">
            <text:p>62.78</text:p>
          </table:table-cell>
          <table:table-cell table:style-name="ce6" table:formula="of:=([.F7]-[.D7])*100/[.D7]" office:value-type="float" office:value="181.52466367713" calcext:value-type="float">
            <text:p>181.52</text:p>
          </table:table-cell>
          <table:table-cell table:style-name="ce6" table:formula="of:=([.F7]-[.$D$17])*100/[.$D$17]" office:value-type="float" office:value="72.1313722667295" calcext:value-type="float">
            <text:p>72.13</text:p>
          </table:table-cell>
          <table:table-cell table:style-name="ce9" office:value-type="string" calcext:value-type="string">
            <text:p>n/a</text:p>
          </table:table-cell>
          <table:table-cell table:style-name="ce9" table:formula="of:=([.F7]-[.$D$21])*100/[.$D$21]" office:value-type="float" office:value="13.2191163210099" calcext:value-type="float">
            <text:p>13.22</text:p>
          </table:table-cell>
          <table:table-cell table:style-name="ce1" office:value-type="string" calcext:value-type="string">
            <text:p>512x51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OpticalDistortion</text:p>
          </table:table-cell>
          <table:table-cell table:style-name="ce1" office:value-type="string" calcext:value-type="string">
            <text:p>distort_limit_low = trial.suggest_float("distort_limit_low", low=-0.5, high=0.0, step=0.05)</text:p>
            <text:p>  distort_limit_high = trial.suggest_float("distort_limit_high", low=0, high=0.5, step=0.05)</text:p>
            <text:p/>
            <text:p>  shift_limit_low = trial.suggest_float("shift_limit_low", low=-0.5, high=0.0, step=0.05)</text:p>
            <text:p>  shift_limit_high = trial.suggest_float("shift_limit_high", low=0, high=0.5, step=0.05)</text:p>
            <text:p/>
            <text:p>dict(type='OpticalDistortion',</text:p>
            <text:p>        distort_limit=[distort_limit_low,distort_limit_high],</text:p>
            <text:p>        shift_limit=[shift_limit_low,shift_limit_high],</text:p>
            <text:p>        p=0.5)</text:p>
            <text:p/>
            <text:p/>
            <text:p/>
          </table:table-cell>
          <table:table-cell table:style-name="ce1" office:value-type="string" calcext:value-type="string">
            <text:p>distort limit: [-0.35,0.05]</text:p>
            <text:p>shift_limit: [-0.25,0.25]</text:p>
          </table:table-cell>
          <table:table-cell table:style-name="ce1" office:value-type="float" office:value="43.06" calcext:value-type="float">
            <text:p>43.06</text:p>
          </table:table-cell>
          <table:table-cell table:style-name="ce1" office:value-type="string" calcext:value-type="string">
            <text:p>distort limit: [-0.35,0.2]</text:p>
            <text:p>shift_limit: [0,0.3]</text:p>
          </table:table-cell>
          <table:table-cell table:style-name="ce1" office:value-type="float" office:value="61.84" calcext:value-type="float">
            <text:p>61.84</text:p>
          </table:table-cell>
          <table:table-cell table:style-name="ce6" table:formula="of:=([.F8]-[.D8])*100/[.D8]" office:value-type="float" office:value="43.6135624709707" calcext:value-type="float">
            <text:p>43.61</text:p>
          </table:table-cell>
          <table:table-cell table:style-name="ce6" table:formula="of:=([.F8]-[.$D$17])*100/[.$D$17]" office:value-type="float" office:value="69.5540627743637" calcext:value-type="float">
            <text:p>69.55</text:p>
          </table:table-cell>
          <table:table-cell table:style-name="ce9" office:value-type="string" calcext:value-type="string">
            <text:p>n/a</text:p>
          </table:table-cell>
          <table:table-cell table:style-name="ce9" table:formula="of:=([.F8]-[.$D$21])*100/[.$D$21]" office:value-type="float" office:value="11.5238954012624" calcext:value-type="float">
            <text:p>11.52</text:p>
          </table:table-cell>
          <table:table-cell table:style-name="ce1" office:value-type="string" calcext:value-type="string">
            <text:p>512x5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ridMasK</text:p>
          </table:table-cell>
          <table:table-cell table:style-name="ce1" office:value-type="string" calcext:value-type="string">
            <text:p>GridDropout',ratio=0.5, </text:p>
            <text:p>                unit_size_min=trial.suggest_int("unit_min",low=10,high=210,step=20,log=False), </text:p>
            <text:p>                unit_size_max=trial.suggest_int("unit_max",low=10,high=210,step=20,log=False), </text:p>
            <text:p>                holes_number_x=holes_no, holes_number_y=holes_no, shift_x=0, shift_y=0, random_offset=False, fill_value=0, mask_fill_value=None, always_apply=False, p=0.5)</text:p>
          </table:table-cell>
          <table:table-cell table:style-name="ce1" office:value-type="string" calcext:value-type="string">
            <text:p>max size: 20</text:p>
            <text:p>units_max: 190</text:p>
            <text:p>units_min 170</text:p>
          </table:table-cell>
          <table:table-cell table:style-name="ce1" office:value-type="float" office:value="34.44" calcext:value-type="float">
            <text:p>34.44</text:p>
          </table:table-cell>
          <table:table-cell table:style-name="ce1" office:value-type="string" calcext:value-type="string">
            <text:p>max size: 40</text:p>
            <text:p>units_max: 30</text:p>
            <text:p>units_min: 30</text:p>
          </table:table-cell>
          <table:table-cell table:style-name="ce1" office:value-type="float" office:value="52.8" calcext:value-type="float">
            <text:p>52.8</text:p>
          </table:table-cell>
          <table:table-cell table:style-name="ce6" table:formula="of:=([.F9]-[.D9])*100/[.D9]" office:value-type="float" office:value="53.3101045296167" calcext:value-type="float">
            <text:p>53.31</text:p>
          </table:table-cell>
          <table:table-cell table:style-name="ce6" table:formula="of:=([.F9]-[.$D$17])*100/[.$D$17]" office:value-type="float" office:value="44.7680225499095" calcext:value-type="float">
            <text:p>44.77</text:p>
          </table:table-cell>
          <table:table-cell table:style-name="ce9" office:value-type="string" calcext:value-type="string">
            <text:p>n/a</text:p>
          </table:table-cell>
          <table:table-cell table:style-name="ce9" table:formula="of:=([.F9]-[.$D$21])*100/[.$D$21]" office:value-type="float" office:value="-4.77908025247972" calcext:value-type="float">
            <text:p>-4.78</text:p>
          </table:table-cell>
          <table:table-cell table:style-name="ce1" office:value-type="string" calcext:value-type="string">
            <text:p>256x2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domGamma</text:p>
          </table:table-cell>
          <table:table-cell table:style-name="ce1" office:value-type="string" calcext:value-type="string">
            <text:p>Gamma_limit = (gamma_limit_lower, : 0,150,3 </text:p>
            <text:p>gamma_limit_higher: 0,150,3)</text:p>
          </table:table-cell>
          <table:table-cell table:style-name="ce3" office:value-type="string" calcext:value-type="string">
            <text:p>gamma_limit: (60,100)</text:p>
          </table:table-cell>
          <table:table-cell table:style-name="ce1" office:value-type="float" office:value="34.36" calcext:value-type="float">
            <text:p>34.36</text:p>
          </table:table-cell>
          <table:table-cell table:style-name="ce3" office:value-type="string" calcext:value-type="string">
            <text:p>gamma_limit: (90,120)</text:p>
          </table:table-cell>
          <table:table-cell table:style-name="ce1" office:value-type="float" office:value="46.9" calcext:value-type="float">
            <text:p>46.9</text:p>
          </table:table-cell>
          <table:table-cell table:style-name="ce6" table:formula="of:=([.F10]-[.D10])*100/[.D10]" office:value-type="float" office:value="36.4959254947613" calcext:value-type="float">
            <text:p>36.50</text:p>
          </table:table-cell>
          <table:table-cell table:style-name="ce6" table:formula="of:=([.F10]-[.$D$17])*100/[.$D$17]" office:value-type="float" office:value="28.5912927574007" calcext:value-type="float">
            <text:p>28.59</text:p>
          </table:table-cell>
          <table:table-cell table:style-name="ce9" table:formula="of:=([.F10]-[.$B$21])*100/[.$B$21]" office:value-type="float" office:value="-10.3764570991783" calcext:value-type="float">
            <text:p>-10.38</text:p>
          </table:table-cell>
          <table:table-cell table:style-name="ce9" table:formula="of:=([.G10]-[.$B$21])*100/[.$B$21]" office:value-type="float" office:value="-30.2581205909395" calcext:value-type="float">
            <text:p>-30.26</text:p>
          </table:table-cell>
          <table:table-cell table:style-name="ce1" office:value-type="string" calcext:value-type="string">
            <text:p>128x1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lasticTransform</text:p>
          </table:table-cell>
          <table:table-cell table:style-name="ce1" office:value-type="string" calcext:value-type="string">
            <text:p>Alpha: 0, 1000, 200</text:p>
            <text:p>Sigma: 0, 40, 2</text:p>
            <text:p>Alpha_affine: 0, 60, 5</text:p>
          </table:table-cell>
          <table:table-cell table:style-name="ce1" office:value-type="string" calcext:value-type="string">
            <text:p>Alpha: 600</text:p>
            <text:p>Sigma: 10</text:p>
            <text:p>Alpha_affine: 55</text:p>
          </table:table-cell>
          <table:table-cell table:style-name="ce1" office:value-type="float" office:value="36.58" calcext:value-type="float">
            <text:p>36.58</text:p>
          </table:table-cell>
          <table:table-cell table:style-name="ce1" office:value-type="string" calcext:value-type="string">
            <text:p>Alpha: 1000</text:p>
            <text:p>Sigma: 22</text:p>
            <text:p>Alpha_affine: 35</text:p>
          </table:table-cell>
          <table:table-cell table:style-name="ce1" office:value-type="float" office:value="42.7" calcext:value-type="float">
            <text:p>42.7</text:p>
          </table:table-cell>
          <table:table-cell table:style-name="ce6" table:formula="of:=([.F11]-[.D11])*100/[.D11]" office:value-type="float" office:value="16.7304537998907" calcext:value-type="float">
            <text:p>16.73</text:p>
          </table:table-cell>
          <table:table-cell table:style-name="ce6" table:formula="of:=([.F11]-[.$D$17])*100/[.$D$17]" office:value-type="float" office:value="17.0756546000215" calcext:value-type="float">
            <text:p>17.08</text:p>
          </table:table-cell>
          <table:table-cell table:style-name="ce9" table:formula="of:=([.F11]-[.$B$21])*100/[.$B$21]" office:value-type="float" office:value="-18.4024460156698" calcext:value-type="float">
            <text:p>-18.40</text:p>
          </table:table-cell>
          <table:table-cell table:style-name="ce9"/>
          <table:table-cell table:style-name="ce1" office:value-type="string" calcext:value-type="string">
            <text:p>128x128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HueSaturationValue</text:p>
          </table:table-cell>
          <table:table-cell table:style-name="ce1" office:value-type="string" calcext:value-type="string">
            <text:p>hue_shift_limit: 0, 50, 10</text:p>
            <text:p>saturation_shift_limit: 0, 50, 10</text:p>
            <text:p>value_shift_limit: 0, 50, 10</text:p>
          </table:table-cell>
          <table:table-cell table:style-name="ce1" office:value-type="string" calcext:value-type="string">
            <text:p>hue_shift_limit: 0</text:p>
            <text:p>saturation_shift_limit: 40</text:p>
            <text:p>value_shift_limit: 40</text:p>
          </table:table-cell>
          <table:table-cell table:style-name="ce1" office:value-type="float" office:value="36.63" calcext:value-type="float">
            <text:p>36.63</text:p>
          </table:table-cell>
          <table:table-cell table:style-name="ce1" office:value-type="string" calcext:value-type="string">
            <text:p>hue_shift_limit: 30</text:p>
            <text:p>saturation_shift_limit: 0</text:p>
            <text:p>value_shift_limit: 50</text:p>
          </table:table-cell>
          <table:table-cell table:style-name="ce1" office:value-type="float" office:value="42.56" calcext:value-type="float">
            <text:p>42.56</text:p>
          </table:table-cell>
          <table:table-cell table:style-name="ce6" table:formula="of:=([.F12]-[.D12])*100/[.D12]" office:value-type="float" office:value="16.1889161889162" calcext:value-type="float">
            <text:p>16.19</text:p>
          </table:table-cell>
          <table:table-cell table:style-name="ce6" table:formula="of:=([.F12]-[.$D$17])*100/[.$D$17]" office:value-type="float" office:value="16.6917999947755" calcext:value-type="float">
            <text:p>16.69</text:p>
          </table:table-cell>
          <table:table-cell table:style-name="ce9" table:formula="of:=([.F12]-[.$B$21])*100/[.$B$21]" office:value-type="float" office:value="-18.6699789795528" calcext:value-type="float">
            <text:p>-18.67</text:p>
          </table:table-cell>
          <table:table-cell table:style-name="ce9" table:formula="of:=([.G12]-[.$B$21])*100/[.$B$21]" office:value-type="float" office:value="-69.06379479" calcext:value-type="float">
            <text:p>-69.06</text:p>
          </table:table-cell>
          <table:table-cell table:style-name="ce1" office:value-type="string" calcext:value-type="string">
            <text:p>128x128</text:p>
          </table:table-cell>
          <table:table-cell table:style-name="ce1"/>
          <table:table-cell table:style-name="ce1" office:value-type="string" calcext:value-type="string">
            <text:p>GridDropout',ratio=0.5, </text:p>
            <text:p>                unit_size_min=trial.suggest_int("unit_min",low=10,high=210,step=20,log=False), </text:p>
            <text:p>                unit_size_max=trial.suggest_int("unit_max",low=10,high=210,step=20,log=False), </text:p>
            <text:p>                holes_number_x=holes_no, holes_number_y=holes_no, shift_x=0, shift_y=0, random_offset=False, fill_value=0, mask_fill_value=None, always_apply=False, p=0.5)</text:p>
          </table:table-cell>
          <table:table-cell table:style-name="ce1" office:value-type="string" calcext:value-type="string">
            <text:p>norm_cfg = dict(type='BN', requires_grad=True)</text:p>
            <text:p>data_preprocessor = dict(</text:p>
            <text:p>    type='SegDataPreProcessor',</text:p>
            <text:p>    mean=[123.675, 116.28, 103.53],</text:p>
            <text:p>    std=[58.395, 57.12, 57.375],</text:p>
            <text:p>    bgr_to_rgb=True,</text:p>
            <text:p>    pad_val=0,</text:p>
            <text:p>    seg_pad_val=255,</text:p>
            <text:p>    size=(256, 256))</text:p>
            <text:p>model = dict(</text:p>
            <text:p>    type='EncoderDecoder',</text:p>
            <text:p>    data_preprocessor=dict(</text:p>
            <text:p>        type='SegDataPreProcessor',</text:p>
            <text:p>        mean=[123.675, 116.28, 103.53],</text:p>
            <text:p>        std=[58.395, 57.12, 57.375],</text:p>
            <text:p>        bgr_to_rgb=True,</text:p>
            <text:p>        pad_val=0,</text:p>
            <text:p>        seg_pad_val=255,</text:p>
            <text:p>        size=(256, 256)),</text:p>
            <text:p>    pretrained=None,</text:p>
            <text:p>    backbone=dict(</text:p>
            <text:p>        type='MixVisionTransformer',</text:p>
            <text:p>        in_channels=3,</text:p>
            <text:p>        embed_dims=64,</text:p>
            <text:p>        num_stages=4,</text:p>
            <text:p>        num_layers=[3, 4, 6, 3],</text:p>
            <text:p>        num_heads=[1, 2, 5, 8],</text:p>
            <text:p>        patch_sizes=[7, 3, 3, 3],</text:p>
            <text:p>        sr_ratios=[8, 4, 2, 1],</text:p>
            <text:p>        out_indices=(0, 1, 2, 3),</text:p>
            <text:p>        mlp_ratio=4,</text:p>
            <text:p>        qkv_bias=True,</text:p>
            <text:p>        drop_rate=0.0,</text:p>
            <text:p>        attn_drop_rate=0.0,</text:p>
            <text:p>        drop_path_rate=0.1),</text:p>
            <text:p>    decode_head=dict(</text:p>
            <text:p>        type='SegformerHead',</text:p>
            <text:p>        in_channels=[64, 128, 320, 512],</text:p>
            <text:p>        in_index=[0, 1, 2, 3],</text:p>
            <text:p>        channels=256,</text:p>
            <text:p>        dropout_ratio=0.1,</text:p>
            <text:p>        num_classes=6,</text:p>
            <text:p>        norm_cfg=dict(type='BN', requires_grad=True),</text:p>
            <text:p>        align_corners=False,</text:p>
            <text:p>        loss_decode=[</text:p>
            <text:p>            dict(</text:p>
            <text:p>                type='DiceLoss',</text:p>
            <text:p>                loss_name='loss_dice',</text:p>
            <text:p>                loss_weight=3.0,</text:p>
            <text:p>                class_weight=[1, 1.3, 1, 1, 1, 1])</text:p>
            <text:p>        ],</text:p>
            <text:p>        ignore_index=0),</text:p>
            <text:p>    train_cfg=dict(),</text:p>
            <text:p>    test_cfg=dict(mode='whole'))</text:p>
            <text:p>dataset_type = 'CancerDataset'</text:p>
            <text:p>data_root = '/content/gdrive/MyDrive/BCSS_dataset'</text:p>
            <text:p>crop_size = (768, 768)</text:p>
            <text:p>train_pipeline = [</text:p>
            <text:p>    dict(type='LoadImageFromFile'),</text:p>
            <text:p>    dict(type='LoadAnnotations', reduce_zero_label=False),</text:p>
            <text:p>    dict(type='Resize', scale=(256, 256)),</text:p>
            <text:p>    dict(</text:p>
            <text:p>        type='Albu',</text:p>
            <text:p>        transforms=[</text:p>
            <text:p>            dict(</text:p>
            <text:p>                type='GridDropout',</text:p>
            <text:p>                ratio=0.5,</text:p>
            <text:p>                unit_size_min=150,</text:p>
            <text:p>                unit_size_max=70,</text:p>
            <text:p>                holes_number_x=20,</text:p>
            <text:p>                holes_number_y=20,</text:p>
            <text:p>                shift_x=0,</text:p>
            <text:p>                shift_y=0,</text:p>
            <text:p>                random_offset=False,</text:p>
            <text:p>                fill_value=0,</text:p>
            <text:p>                mask_fill_value=None,</text:p>
            <text:p>                always_apply=False,</text:p>
            <text:p>                p=0.5)</text:p>
            <text:p>        ]),</text:p>
            <text:p>    dict(type='PackSegInputs')</text:p>
            <text:p>]</text:p>
            <text:p>test_pipeline = [</text:p>
            <text:p>    dict(type='LoadImageFromFile'),</text:p>
            <text:p>    dict(type='Resize', scale=(256, 256)),</text:p>
            <text:p>    dict(type='LoadAnnotations'),</text:p>
            <text:p>    dict(type='PackSegInputs')</text:p>
            <text:p>]</text:p>
            <text:p>img_ratios = [0.5, 0.75, 1.0, 1.25, 1.5, 1.75]</text:p>
            <text:p>tta_pipeline = [</text:p>
            <text:p>    dict(type='LoadImageFromFile', backend_args=None),</text:p>
            <text:p>    dict(</text:p>
            <text:p>        type='TestTimeAug',</text:p>
            <text:p>        transforms=[[{</text:p>
            <text:p>            'type': 'Resize',</text:p>
            <text:p>            'scale_factor': 0.5,</text:p>
            <text:p>            'keep_ratio': True</text:p>
            <text:p>        }, {</text:p>
            <text:p>            'type': 'Resize',</text:p>
            <text:p>            'scale_factor': 0.75,</text:p>
            <text:p>            'keep_ratio': True</text:p>
            <text:p>        }, {</text:p>
            <text:p>            'type': 'Resize',</text:p>
            <text:p>            'scale_factor': 1.0,</text:p>
            <text:p>            'keep_ratio': True</text:p>
            <text:p>        }, {</text:p>
            <text:p>            'type': 'Resize',</text:p>
            <text:p>            'scale_factor': 1.25,</text:p>
            <text:p>            'keep_ratio': True</text:p>
            <text:p>        }, {</text:p>
            <text:p>            'type': 'Resize',</text:p>
            <text:p>            'scale_factor': 1.5,</text:p>
            <text:p>            'keep_ratio': True</text:p>
            <text:p>        }],</text:p>
            <text:p>                    [{</text:p>
            <text:p>                        'type': 'RandomFlip',</text:p>
            <text:p>                        'prob': 0.5,</text:p>
            <text:p>                        'direction': 'vertical'</text:p>
            <text:p>                    }, {</text:p>
            <text:p>                        'type': 'RandomFlip',</text:p>
            <text:p>                        'prob': 0.5,</text:p>
            <text:p>                        'direction': 'horizontal'</text:p>
            <text:p>                    }], [{</text:p>
            <text:p>                        'type': 'LoadAnnotations'</text:p>
            <text:p>                    }], [{</text:p>
            <text:p>                        'type': 'PackSegInputs'</text:p>
            <text:p>                    }]])</text:p>
            <text:p>]</text:p>
            <text:p>train_dataloader = dict(</text:p>
            <text:p>    batch_size=2,</text:p>
            <text:p>    num_workers=1,</text:p>
            <text:p>    persistent_workers=True,</text:p>
            <text:p>    sampler=dict(type='InfiniteSampler', shuffle=True),</text:p>
            <text:p>    dataset=dict(</text:p>
            <text:p>        type='CancerDataset',</text:p>
            <text:p>        data_root='/content/gdrive/MyDrive/BCSS_dataset',</text:p>
            <text:p>        data_prefix=dict(</text:p>
            <text:p>            img_path=</text:p>
            <text:p>            '/content/gdrive/MyDrive/BCSS_dataset/patched_images_masks_2d_6_class/images',</text:p>
            <text:p>            seg_map_path=</text:p>
            <text:p>            '/content/gdrive/MyDrive/BCSS_dataset/patched_images_masks_2d_6_class/masks'</text:p>
            <text:p>        ),</text:p>
            <text:p>        pipeline=[</text:p>
            <text:p>            dict(type='LoadImageFromFile'),</text:p>
            <text:p>            dict(type='LoadAnnotations', reduce_zero_label=False),</text:p>
            <text:p>            dict(</text:p>
            <text:p>                type='Albu',</text:p>
            <text:p>                transforms=[dict(type='Resize', height=256, width=256)]),</text:p>
            <text:p>            dict(type='PackSegInputs')</text:p>
            <text:p>        ],</text:p>
            <text:p>        ann_file='splits/train.txt'))</text:p>
            <text:p>val_dataloader = dict(</text:p>
            <text:p>    batch_size=1,</text:p>
            <text:p>    num_workers=4,</text:p>
            <text:p>    persistent_workers=False,</text:p>
            <text:p>    sampler=dict(type='DefaultSampler', shuffle=False),</text:p>
            <text:p>    dataset=dict(</text:p>
            <text:p>        type='CancerDataset',</text:p>
            <text:p>        data_root='/content/gdrive/MyDrive/BCSS_dataset',</text:p>
            <text:p>        data_prefix=dict(</text:p>
            <text:p>            img_path=</text:p>
            <text:p>            '/content/gdrive/MyDrive/BCSS_dataset/patched_images_masks_2d_6_class/images',</text:p>
            <text:p>            seg_map_path=</text:p>
            <text:p>            '/content/gdrive/MyDrive/BCSS_dataset/patched_images_masks_2d_6_class/masks'</text:p>
            <text:p>        ),</text:p>
            <text:p>        pipeline=[</text:p>
            <text:p>            dict(type='LoadImageFromFile'),</text:p>
            <text:p>            dict(type='Resize', scale=(256, 256)),</text:p>
            <text:p>            dict(type='LoadAnnotations'),</text:p>
            <text:p>            dict(type='PackSegInputs')</text:p>
            <text:p>        ],</text:p>
            <text:p>        ann_file='splits/val.txt'))</text:p>
            <text:p>test_dataloader = dict(</text:p>
            <text:p>    batch_size=1,</text:p>
            <text:p>    num_workers=4,</text:p>
            <text:p>    persistent_workers=False,</text:p>
            <text:p>    sampler=dict(type='DefaultSampler', shuffle=False),</text:p>
            <text:p>    dataset=dict(</text:p>
            <text:p>        type='CancerDataset',</text:p>
            <text:p>        data_root='/content/gdrive/MyDrive/BCSS_dataset',</text:p>
            <text:p>        data_prefix=dict(</text:p>
            <text:p>            img_path=</text:p>
            <text:p>            '/content/gdrive/MyDrive/BCSS_dataset/patched_images_masks_2d_6_class/images',</text:p>
            <text:p>            seg_map_path=</text:p>
            <text:p>            '/content/gdrive/MyDrive/BCSS_dataset/patched_images_masks_2d_6_class/masks'</text:p>
            <text:p>        ),</text:p>
            <text:p>        pipeline=[</text:p>
            <text:p>            dict(type='LoadImageFromFile'),</text:p>
            <text:p>            dict(type='Resize', scale=(256, 256)),</text:p>
            <text:p>            dict(type='LoadAnnotations'),</text:p>
            <text:p>            dict(type='PackSegInputs')</text:p>
            <text:p>        ],</text:p>
            <text:p>        ann_file='splits/val.txt'))</text:p>
            <text:p>val_evaluator = dict(type='IoUMetric', iou_metrics=['mDice', 'mIoU'])</text:p>
            <text:p>test_evaluator = dict(type='IoUMetric', iou_metrics=['mDice'])</text:p>
            <text:p>default_scope = 'mmseg'</text:p>
            <text:p>env_cfg = dict(</text:p>
            <text:p>    cudnn_benchmark=True,</text:p>
            <text:p>    mp_cfg=dict(mp_start_method='fork', opencv_num_threads=0),</text:p>
            <text:p>    dist_cfg=dict(backend='nccl'))</text:p>
            <text:p>vis_backends = [dict(type='LocalVisBackend')]</text:p>
            <text:p>visualizer = dict(</text:p>
            <text:p>    type='SegLocalVisualizer',</text:p>
            <text:p>    vis_backends=[dict(type='LocalVisBackend')],</text:p>
            <text:p>    name='visualizer')</text:p>
            <text:p>log_processor = dict(by_epoch=False)</text:p>
            <text:p>log_level = 'INFO'</text:p>
            <text:p>load_from = 'mmsegmentation/checkpoints/current_model/segformer_mit-b2_512x512_160k_ade20k_20210726_112103-cbd414ac.pth'</text:p>
            <text:p>resume = False</text:p>
            <text:p>tta_model = None</text:p>
            <text:p>optimizer = dict(type='AdamW', lr=0.001, weight_decay=0.001)</text:p>
            <text:p>optim_wrapper = dict(</text:p>
            <text:p>    type='AmpOptimWrapper',</text:p>
            <text:p>    optimizer=dict(type='AdamW', lr=0.001, weight_decay=0.001),</text:p>
            <text:p>    dtype='float16',</text:p>
            <text:p>    paramwise_cfg=dict(custom_keys=dict(head=dict(lr_mult=10.0))))</text:p>
            <text:p>param_scheduler = [dict(type='ConstantLR', factor=0.9, by_epoch=False)]</text:p>
            <text:p>train_cfg = dict(type='IterBasedTrainLoop', max_iters=500, val_interval=500)</text:p>
            <text:p>val_cfg = dict(type='ValLoop')</text:p>
            <text:p>test_cfg = dict(type='TestLoop')</text:p>
            <text:p>default_hooks = dict(</text:p>
            <text:p>    timer=dict(type='IterTimerHook'),</text:p>
            <text:p>    logger=dict(type='LoggerHook', interval=100, log_metric_by_epoch=False),</text:p>
            <text:p>    param_scheduler=dict(type='ParamSchedulerHook'),</text:p>
            <text:p>    checkpoint=dict(type='CheckpointHook', by_epoch=False, interval=1000),</text:p>
            <text:p>    sampler_seed=dict(type='DistSamplerSeedHook'),</text:p>
            <text:p>    visualization=dict(type='SegVisualizationHook'))</text:p>
            <text:p>num_classes = 6</text:p>
            <text:p>work_dir = '/content/gdrive/MyDrive/BCSS_dataset/logs'</text:p>
            <text:p>fp16 = dict(opt_level='O3')</text:p>
            <text:p>randomness = dict(seed=0)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ColorJitter</text:p>
          </table:table-cell>
          <table:table-cell table:style-name="ce1" office:value-type="string" calcext:value-type="string">
            <text:p>Brightness: 0.1, 0.9, 0.2</text:p>
            <text:p>Contrast: 0.1, 0.9, 0.2</text:p>
            <text:p>Saturation: 0.1, 0.9, 0.2</text:p>
            <text:p>Hue: 0.1, 0.9, 0.2</text:p>
          </table:table-cell>
          <table:table-cell table:style-name="ce1" office:value-type="string" calcext:value-type="string">
            <text:p>Brightness: 0.1</text:p>
            <text:p>Contrast: 0.1</text:p>
            <text:p>Saturation: 0.1</text:p>
            <text:p>Hue: 0.3</text:p>
          </table:table-cell>
          <table:table-cell table:style-name="ce1" office:value-type="float" office:value="36.54" calcext:value-type="float">
            <text:p>36.54</text:p>
          </table:table-cell>
          <table:table-cell table:style-name="ce1" office:value-type="string" calcext:value-type="string">
            <text:p>Brightness: 0.9</text:p>
            <text:p>Contrast: 0.3</text:p>
            <text:p>Saturation: 0.5</text:p>
            <text:p>Hue: 0.3</text:p>
          </table:table-cell>
          <table:table-cell table:style-name="ce1" office:value-type="float" office:value="41.9" calcext:value-type="float">
            <text:p>41.9</text:p>
          </table:table-cell>
          <table:table-cell table:style-name="ce6" table:formula="of:=([.F13]-[.D13])*100/[.D13]" office:value-type="float" office:value="14.6688560481664" calcext:value-type="float">
            <text:p>14.67</text:p>
          </table:table-cell>
          <table:table-cell table:style-name="ce6" table:formula="of:=([.F13]-[.$D$17])*100/[.$D$17]" office:value-type="float" office:value="14.8821997129017" calcext:value-type="float">
            <text:p>14.88</text:p>
          </table:table-cell>
          <table:table-cell table:style-name="ce9" table:formula="of:=([.F13]-[.$B$21])*100/[.$B$21]" office:value-type="float" office:value="-19.9312058092872" calcext:value-type="float">
            <text:p>-19.93</text:p>
          </table:table-cell>
          <table:table-cell table:style-name="ce9" office:value-type="string" calcext:value-type="string">
            <text:p>n/a</text:p>
          </table:table-cell>
          <table:table-cell table:style-name="ce1" office:value-type="string" calcext:value-type="string">
            <text:p>128x1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LAHE</text:p>
          </table:table-cell>
          <table:table-cell table:style-name="ce1" office:value-type="string" calcext:value-type="string">
            <text:p>clip limit: 0,10,1</text:p>
            <text:p>grid size: 8,64,8</text:p>
          </table:table-cell>
          <table:table-cell table:style-name="ce1" office:value-type="string" calcext:value-type="string">
            <text:p>clip limit: 2</text:p>
            <text:p>grid size: 48</text:p>
          </table:table-cell>
          <table:table-cell table:style-name="ce1" office:value-type="float" office:value="36.38" calcext:value-type="float">
            <text:p>36.38</text:p>
          </table:table-cell>
          <table:table-cell table:style-name="ce1" office:value-type="string" calcext:value-type="string">
            <text:p>clip limit: 6</text:p>
            <text:p>grid size: 32</text:p>
          </table:table-cell>
          <table:table-cell table:style-name="ce1" office:value-type="float" office:value="41.38" calcext:value-type="float">
            <text:p>41.38</text:p>
          </table:table-cell>
          <table:table-cell table:style-name="ce6" table:formula="of:=([.F14]-[.D14])*100/[.D14]" office:value-type="float" office:value="13.7438152831226" calcext:value-type="float">
            <text:p>13.74</text:p>
          </table:table-cell>
          <table:table-cell table:style-name="ce6" table:formula="of:=([.F14]-[.$D$17])*100/[.$D$17]" office:value-type="float" office:value="13.4564540362738" calcext:value-type="float">
            <text:p>13.46</text:p>
          </table:table-cell>
          <table:table-cell table:style-name="ce9" table:formula="of:=([.F14]-[.$B$21])*100/[.$B$21]" office:value-type="float" office:value="-20.9248996751385" calcext:value-type="float">
            <text:p>-20.92</text:p>
          </table:table-cell>
          <table:table-cell table:style-name="ce9" office:value-type="string" calcext:value-type="string">
            <text:p>n/a</text:p>
          </table:table-cell>
          <table:table-cell table:style-name="ce1" office:value-type="string" calcext:value-type="string">
            <text:p>128x1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andomContrast</text:p>
          </table:table-cell>
          <table:table-cell table:style-name="ce1" office:value-type="string" calcext:value-type="string">
            <text:p>limit=(limit_lower,:-1,1,0.2</text:p>
            <text:p>limit_upper:-1,1,0.2)</text:p>
          </table:table-cell>
          <table:table-cell table:style-name="ce1" office:value-type="string" calcext:value-type="string">
            <text:p>limit = (0.6,0.6)</text:p>
          </table:table-cell>
          <table:table-cell table:style-name="ce1" office:value-type="float" office:value="36.56" calcext:value-type="float">
            <text:p>36.56</text:p>
          </table:table-cell>
          <table:table-cell table:style-name="ce1" office:value-type="string" calcext:value-type="string">
            <text:p>limit=(0.2,0.0)</text:p>
          </table:table-cell>
          <table:table-cell table:style-name="ce1" office:value-type="float" office:value="40.5" calcext:value-type="float">
            <text:p>40.5</text:p>
          </table:table-cell>
          <table:table-cell table:style-name="ce6" table:formula="of:=([.F15]-[.D15])*100/[.D15]" office:value-type="float" office:value="10.7768052516411" calcext:value-type="float">
            <text:p>10.78</text:p>
          </table:table-cell>
          <table:table-cell table:style-name="ce6" table:formula="of:=([.F15]-[.$D$17])*100/[.$D$17]" office:value-type="float" office:value="11.0436536604419" calcext:value-type="float">
            <text:p>11.04</text:p>
          </table:table-cell>
          <table:table-cell table:style-name="ce9" table:formula="of:=([.F15]-[.$B$21])*100/[.$B$21]" office:value-type="float" office:value="-22.6065354481177" calcext:value-type="float">
            <text:p>-22.61</text:p>
          </table:table-cell>
          <table:table-cell table:style-name="ce9" office:value-type="string" calcext:value-type="string">
            <text:p>n/a</text:p>
          </table:table-cell>
          <table:table-cell table:style-name="ce1" office:value-type="string" calcext:value-type="string">
            <text:p>128x128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 calcext:value-type="string">
            <text:p>mean dice</text:p>
          </table:table-cell>
          <table:table-cell table:style-name="ce4" table:formula="of:=AVERAGE([.D2:.D15])" office:value-type="float" office:value="36.47214286" calcext:value-type="float">
            <text:p>36.47214286</text:p>
          </table:table-cell>
          <table:table-cell table:number-columns-repeated="2"/>
          <table:table-cell table:style-name="ce6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baseline (20 runs - no aug)</text:p>
          </table:table-cell>
          <table:table-cell table:number-columns-repeated="4"/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float" office:value="52.33" calcext:value-type="float">
            <text:p>52.33</text:p>
          </table:table-cell>
          <table:table-cell/>
          <table:table-cell table:style-name="ce1" office:value-type="float" office:value="55.45" calcext:value-type="float">
            <text:p>55.45</text:p>
          </table:table-cell>
          <table:table-cell table:number-columns-repeated="2"/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std</text:p>
          </table:table-cell>
          <table:table-cell table:style-name="ce1" office:value-type="float" office:value="6.16" calcext:value-type="float">
            <text:p>6.16</text:p>
          </table:table-cell>
          <table:table-cell/>
          <table:table-cell table:style-name="ce1" office:value-type="float" office:value="3.95" calcext:value-type="float">
            <text:p>3.95</text:p>
          </table:table-cell>
          <table:table-cell table:number-columns-repeated="2"/>
          <table:table-cell table:style-name="ce6" table:number-columns-repeated="4"/>
          <table:table-cell table:number-columns-repeated="1014"/>
        </table:table-row>
        <table:table-row table:style-name="ro1" table:number-rows-repeated="976">
          <table:table-cell table:number-columns-repeated="6"/>
          <table:table-cell table:style-name="ce6" table:number-columns-repeated="4"/>
          <table:table-cell table:number-columns-repeated="1014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'Results for appendix'.$A$1:.$K$15"/>
        </table:named-expressions>
      </table:table>
      <table:table table:name="Tidied" table:style-name="ta3"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Augmentation </text:p>
          </table:table-cell>
          <table:table-cell table:style-name="ce1" office:value-type="string" calcext:value-type="string">
            <text:p>Worse Dice score</text:p>
          </table:table-cell>
          <table:table-cell table:style-name="ce1" office:value-type="string" calcext:value-type="string">
            <text:p>Best Dice score</text:p>
          </table:table-cell>
          <table:table-cell table:style-name="ce1" office:value-type="string" calcext:value-type="string">
            <text:p>% increase vs baseli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lasticTransform</text:p>
          </table:table-cell>
          <table:table-cell table:style-name="ce9" office:value-type="float" office:value="43.59" calcext:value-type="float">
            <text:p>43.59</text:p>
          </table:table-cell>
          <table:table-cell table:style-name="ce9" office:value-type="float" office:value="64.87" calcext:value-type="float">
            <text:p>64.87</text:p>
          </table:table-cell>
          <table:table-cell table:style-name="ce6" table:formula="of:=(([.C2]-[.$B$14])*100)/AVERAGE([.$B$2:.$B$13])" office:value-type="float" office:value="77.0831911553948" calcext:value-type="float">
            <text:p>77.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ussianBlur</text:p>
          </table:table-cell>
          <table:table-cell table:style-name="ce9" office:value-type="float" office:value="46.62" calcext:value-type="float">
            <text:p>46.62</text:p>
          </table:table-cell>
          <table:table-cell table:style-name="ce9" office:value-type="float" office:value="64.23" calcext:value-type="float">
            <text:p>64.23</text:p>
          </table:table-cell>
          <table:table-cell table:style-name="ce6" table:formula="of:=(([.C3]-[.$B$14])*100)/AVERAGE([.$B$2:.$B$13])" office:value-type="float" office:value="75.3361086466935" calcext:value-type="float">
            <text:p>75.3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mboss</text:p>
          </table:table-cell>
          <table:table-cell table:style-name="ce9" office:value-type="float" office:value="41.56" calcext:value-type="float">
            <text:p>41.56</text:p>
          </table:table-cell>
          <table:table-cell table:style-name="ce9" office:value-type="float" office:value="63.6" calcext:value-type="float">
            <text:p>63.60</text:p>
          </table:table-cell>
          <table:table-cell table:style-name="ce6" table:formula="of:=(([.C4]-[.$B$14])*100)/AVERAGE([.$B$2:.$B$13])" office:value-type="float" office:value="73.6163243021907" calcext:value-type="float">
            <text:p>73.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idMasK</text:p>
          </table:table-cell>
          <table:table-cell table:style-name="ce9" office:value-type="float" office:value="28.71" calcext:value-type="float">
            <text:p>28.71</text:p>
          </table:table-cell>
          <table:table-cell table:style-name="ce9" office:value-type="float" office:value="63.43" calcext:value-type="float">
            <text:p>63.43</text:p>
          </table:table-cell>
          <table:table-cell table:style-name="ce6" table:formula="of:=(([.C5]-[.$B$14])*100)/AVERAGE([.$B$2:.$B$13])" office:value-type="float" office:value="73.1522555108169" calcext:value-type="float">
            <text:p>73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arpen</text:p>
          </table:table-cell>
          <table:table-cell table:style-name="ce9" office:value-type="float" office:value="33.28" calcext:value-type="float">
            <text:p>33.28</text:p>
          </table:table-cell>
          <table:table-cell table:style-name="ce9" office:value-type="float" office:value="63.02" calcext:value-type="float">
            <text:p>63.02</text:p>
          </table:table-cell>
          <table:table-cell table:style-name="ce6" table:formula="of:=(([.C6]-[.$B$14])*100)/AVERAGE([.$B$2:.$B$13])" office:value-type="float" office:value="72.0330307786801" calcext:value-type="float">
            <text:p>72.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idDistortion</text:p>
          </table:table-cell>
          <table:table-cell table:style-name="ce9" office:value-type="float" office:value="22.3" calcext:value-type="float">
            <text:p>22.30</text:p>
          </table:table-cell>
          <table:table-cell table:style-name="ce9" office:value-type="float" office:value="62.78" calcext:value-type="float">
            <text:p>62.78</text:p>
          </table:table-cell>
          <table:table-cell table:style-name="ce6" table:formula="of:=(([.C7]-[.$B$14])*100)/AVERAGE([.$B$2:.$B$13])" office:value-type="float" office:value="71.3778748379171" calcext:value-type="float">
            <text:p>71.3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pticalDistortion</text:p>
          </table:table-cell>
          <table:table-cell table:style-name="ce9" office:value-type="float" office:value="43.06" calcext:value-type="float">
            <text:p>43.06</text:p>
          </table:table-cell>
          <table:table-cell table:style-name="ce9" office:value-type="float" office:value="61.84" calcext:value-type="float">
            <text:p>61.84</text:p>
          </table:table-cell>
          <table:table-cell table:style-name="ce6" table:formula="of:=(([.C8]-[.$B$14])*100)/AVERAGE([.$B$2:.$B$13])" office:value-type="float" office:value="68.8118474032622" calcext:value-type="float">
            <text:p>68.8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ndomGamma</text:p>
          </table:table-cell>
          <table:table-cell table:style-name="ce9" office:value-type="float" office:value="34.36" calcext:value-type="float">
            <text:p>34.36</text:p>
          </table:table-cell>
          <table:table-cell table:style-name="ce9" office:value-type="float" office:value="46.9" calcext:value-type="float">
            <text:p>46.90</text:p>
          </table:table-cell>
          <table:table-cell table:style-name="ce6" table:formula="of:=(([.C9]-[.$B$14])*100)/AVERAGE([.$B$2:.$B$13])" office:value-type="float" office:value="28.0283900907664" calcext:value-type="float">
            <text:p>28.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ueSaturationValue</text:p>
          </table:table-cell>
          <table:table-cell table:style-name="ce9" office:value-type="float" office:value="36.63" calcext:value-type="float">
            <text:p>36.63</text:p>
          </table:table-cell>
          <table:table-cell table:style-name="ce9" office:value-type="float" office:value="42.56" calcext:value-type="float">
            <text:p>42.56</text:p>
          </table:table-cell>
          <table:table-cell table:style-name="ce6" table:formula="of:=(([.C10]-[.$B$14])*100)/AVERAGE([.$B$2:.$B$13])" office:value-type="float" office:value="16.1809868286358" calcext:value-type="float">
            <text:p>16.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orJitter</text:p>
          </table:table-cell>
          <table:table-cell table:style-name="ce9" office:value-type="float" office:value="36.54" calcext:value-type="float">
            <text:p>36.54</text:p>
          </table:table-cell>
          <table:table-cell table:style-name="ce9" office:value-type="float" office:value="41.9" calcext:value-type="float">
            <text:p>41.90</text:p>
          </table:table-cell>
          <table:table-cell table:style-name="ce6" table:formula="of:=(([.C11]-[.$B$14])*100)/AVERAGE([.$B$2:.$B$13])" office:value-type="float" office:value="14.3793079915376" calcext:value-type="float">
            <text:p>14.3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AHE</text:p>
          </table:table-cell>
          <table:table-cell table:style-name="ce9" office:value-type="float" office:value="36.38" calcext:value-type="float">
            <text:p>36.38</text:p>
          </table:table-cell>
          <table:table-cell table:style-name="ce9" office:value-type="float" office:value="41.38" calcext:value-type="float">
            <text:p>41.38</text:p>
          </table:table-cell>
          <table:table-cell table:style-name="ce6" table:formula="of:=(([.C12]-[.$B$14])*100)/AVERAGE([.$B$2:.$B$13])" office:value-type="float" office:value="12.9598034532178" calcext:value-type="float">
            <text:p>12.9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ndomContrast</text:p>
          </table:table-cell>
          <table:table-cell table:style-name="ce9" office:value-type="float" office:value="36.56" calcext:value-type="float">
            <text:p>36.56</text:p>
          </table:table-cell>
          <table:table-cell table:style-name="ce9" office:value-type="float" office:value="40.5" calcext:value-type="float">
            <text:p>40.50</text:p>
          </table:table-cell>
          <table:table-cell table:style-name="ce6" table:formula="of:=(([.C13]-[.$B$14])*100)/AVERAGE([.$B$2:.$B$13])" office:value-type="float" office:value="10.5575650037535" calcext:value-type="float">
            <text:p>10.56</text:p>
          </table:table-cell>
          <table:table-cell table:number-columns-repeated="1020"/>
        </table:table-row>
        <table:table-row table:style-name="ro1">
          <table:table-cell/>
          <table:table-cell table:style-name="ce6" table:formula="of:=AVERAGE([.B2:.B13])" office:value-type="float" office:value="36.6325" calcext:value-type="float">
            <text:p>36.63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1" office:value-type="float" office:value="512" calcext:value-type="float">
            <text:p>5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float" office:value="55.45" calcext:value-type="float">
            <text:p>55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d</text:p>
          </table:table-cell>
          <table:table-cell table:style-name="ce1" office:value-type="float" office:value="3.95" calcext:value-type="float">
            <text:p>3.95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4">
        <table:table-column table:style-name="co1" table:default-cell-style-name="Default"/>
        <table:table-column table:style-name="co4" table:number-columns-repeated="6" table:default-cell-style-name="Default"/>
        <table:table-column table:style-name="co1" table:default-cell-style-name="Default"/>
        <table:table-column table:style-name="co4" table:number-columns-repeated="1016" table:default-cell-style-name="Default"/>
        <table:table-row table:style-name="ro1">
          <table:table-cell table:style-name="ce9" office:value-type="float" office:value="4.69" calcext:value-type="float">
            <text:p>4.69</text:p>
          </table:table-cell>
          <table:table-cell table:style-name="ce9" office:value-type="string" calcext:value-type="string">
            <text:p>Worse Dice score</text:p>
          </table:table-cell>
          <table:table-cell table:style-name="ce9" office:value-type="string" calcext:value-type="string">
            <text:p>Best Dice score</text:p>
          </table:table-cell>
          <table:table-cell table:style-name="ce5" office:value-type="string" calcext:value-type="string">
            <text:p>% increase vs worst dice per experiment</text:p>
          </table:table-cell>
          <table:table-cell table:style-name="ce5" office:value-type="string" calcext:value-type="string">
            <text:p>% increase vs mean (worst dice per experiment)</text:p>
          </table:table-cell>
          <table:table-cell table:style-name="ce5" office:value-type="string" calcext:value-type="string">
            <text:p>% increase vs baseline (20 runs)</text:p>
          </table:table-cell>
          <table:table-cell table:style-name="ce1" office:value-type="string" calcext:value-type="string">
            <text:p>diff mean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ElasticTransform</text:p>
          </table:table-cell>
          <table:table-cell table:style-name="ce9" office:value-type="float" office:value="43.59" calcext:value-type="float">
            <text:p>43.59</text:p>
          </table:table-cell>
          <table:table-cell table:style-name="ce9" office:value-type="float" office:value="64.87" calcext:value-type="float">
            <text:p>64.87</text:p>
          </table:table-cell>
          <table:table-cell table:style-name="ce6" office:value-type="float" office:value="48.8185363615508" calcext:value-type="float">
            <text:p>48.82</text:p>
          </table:table-cell>
          <table:table-cell table:style-name="ce6" office:value-type="float" office:value="77.8617731732634" calcext:value-type="float">
            <text:p>77.86</text:p>
          </table:table-cell>
          <table:table-cell table:style-name="ce9" office:value-type="float" office:value="16.9882777276826" calcext:value-type="float">
            <text:p>16.99</text:p>
          </table:table-cell>
          <table:table-cell table:style-name="ce6" table:formula="of:=[.C2]-[.B2]" office:value-type="float" office:value="21.28" calcext:value-type="float">
            <text:p>21.28</text:p>
          </table:table-cell>
          <table:table-cell table:style-name="ce4" table:formula="of:=([.G2]-[.$G$15])^2" office:value-type="float" office:value="9.99613613218891" calcext:value-type="float">
            <text:p>9.9961361321889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GaussianBlur</text:p>
          </table:table-cell>
          <table:table-cell table:style-name="ce9" office:value-type="float" office:value="46.62" calcext:value-type="float">
            <text:p>46.62</text:p>
          </table:table-cell>
          <table:table-cell table:style-name="ce9" office:value-type="float" office:value="64.23" calcext:value-type="float">
            <text:p>64.23</text:p>
          </table:table-cell>
          <table:table-cell table:style-name="ce6" office:value-type="float" office:value="37.7734877734878" calcext:value-type="float">
            <text:p>37.77</text:p>
          </table:table-cell>
          <table:table-cell table:style-name="ce6" office:value-type="float" office:value="76.10700926343" calcext:value-type="float">
            <text:p>76.11</text:p>
          </table:table-cell>
          <table:table-cell table:style-name="ce9" office:value-type="float" office:value="15.834084761046" calcext:value-type="float">
            <text:p>15.83</text:p>
          </table:table-cell>
          <table:table-cell table:style-name="ce6" table:formula="of:=[.C3]-[.B3]" office:value-type="float" office:value="17.61" calcext:value-type="float">
            <text:p>17.61</text:p>
          </table:table-cell>
          <table:table-cell table:style-name="ce4" table:formula="of:=([.G3]-[.$G$15])^2" office:value-type="float" office:value="0.258402774388881" calcext:value-type="float">
            <text:p>0.25840277438888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Emboss</text:p>
          </table:table-cell>
          <table:table-cell table:style-name="ce9" office:value-type="float" office:value="41.56" calcext:value-type="float">
            <text:p>41.56</text:p>
          </table:table-cell>
          <table:table-cell table:style-name="ce9" office:value-type="float" office:value="63.6" calcext:value-type="float">
            <text:p>63.60</text:p>
          </table:table-cell>
          <table:table-cell table:style-name="ce6" office:value-type="float" office:value="53.0317613089509" calcext:value-type="float">
            <text:p>53.03</text:p>
          </table:table-cell>
          <table:table-cell table:style-name="ce6" office:value-type="float" office:value="74.3796635396878" calcext:value-type="float">
            <text:p>74.38</text:p>
          </table:table-cell>
          <table:table-cell table:style-name="ce9" office:value-type="float" office:value="14.6979260595131" calcext:value-type="float">
            <text:p>14.70</text:p>
          </table:table-cell>
          <table:table-cell table:style-name="ce6" table:formula="of:=[.C4]-[.B4]" office:value-type="float" office:value="22.04" calcext:value-type="float">
            <text:p>22.04</text:p>
          </table:table-cell>
          <table:table-cell table:style-name="ce4" table:formula="of:=([.G4]-[.$G$15])^2" office:value-type="float" office:value="15.3794694705889" calcext:value-type="float">
            <text:p>15.379469470588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GridMasK</text:p>
          </table:table-cell>
          <table:table-cell table:style-name="ce9" office:value-type="float" office:value="28.71" calcext:value-type="float">
            <text:p>28.71</text:p>
          </table:table-cell>
          <table:table-cell table:style-name="ce9" office:value-type="float" office:value="63.43" calcext:value-type="float">
            <text:p>63.43</text:p>
          </table:table-cell>
          <table:table-cell table:style-name="ce6" office:value-type="float" office:value="120.933472657611" calcext:value-type="float">
            <text:p>120.93</text:p>
          </table:table-cell>
          <table:table-cell table:style-name="ce6" office:value-type="float" office:value="73.9135543761384" calcext:value-type="float">
            <text:p>73.91</text:p>
          </table:table-cell>
          <table:table-cell table:style-name="ce9" office:value-type="float" office:value="14.3913435527502" calcext:value-type="float">
            <text:p>14.39</text:p>
          </table:table-cell>
          <table:table-cell table:style-name="ce6" table:formula="of:=[.C5]-[.B5]" office:value-type="float" office:value="34.72" calcext:value-type="float">
            <text:p>34.72</text:p>
          </table:table-cell>
          <table:table-cell table:style-name="ce4" table:formula="of:=([.G5]-[.$G$15])^2" office:value-type="float" office:value="275.615336221789" calcext:value-type="float">
            <text:p>275.61533622178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harpen</text:p>
          </table:table-cell>
          <table:table-cell table:style-name="ce9" office:value-type="float" office:value="33.28" calcext:value-type="float">
            <text:p>33.28</text:p>
          </table:table-cell>
          <table:table-cell table:style-name="ce9" office:value-type="float" office:value="63.02" calcext:value-type="float">
            <text:p>63.02</text:p>
          </table:table-cell>
          <table:table-cell table:style-name="ce6" office:value-type="float" office:value="89.3629807692308" calcext:value-type="float">
            <text:p>89.36</text:p>
          </table:table-cell>
          <table:table-cell table:style-name="ce6" office:value-type="float" office:value="72.7894087464014" calcext:value-type="float">
            <text:p>72.79</text:p>
          </table:table-cell>
          <table:table-cell table:style-name="ce9" office:value-type="float" office:value="13.6519386834986" calcext:value-type="float">
            <text:p>13.65</text:p>
          </table:table-cell>
          <table:table-cell table:style-name="ce6" table:formula="of:=[.C6]-[.B6]" office:value-type="float" office:value="29.74" calcext:value-type="float">
            <text:p>29.74</text:p>
          </table:table-cell>
          <table:table-cell table:style-name="ce4" table:formula="of:=([.G6]-[.$G$15])^2" office:value-type="float" office:value="135.063136188589" calcext:value-type="float">
            <text:p>135.06313618858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GridDistortion</text:p>
          </table:table-cell>
          <table:table-cell table:style-name="ce9" office:value-type="float" office:value="22.3" calcext:value-type="float">
            <text:p>22.30</text:p>
          </table:table-cell>
          <table:table-cell table:style-name="ce9" office:value-type="float" office:value="62.78" calcext:value-type="float">
            <text:p>62.78</text:p>
          </table:table-cell>
          <table:table-cell table:style-name="ce6" office:value-type="float" office:value="181.52466367713" calcext:value-type="float">
            <text:p>181.52</text:p>
          </table:table-cell>
          <table:table-cell table:style-name="ce6" office:value-type="float" office:value="72.1313722802139" calcext:value-type="float">
            <text:p>72.13</text:p>
          </table:table-cell>
          <table:table-cell table:style-name="ce9" office:value-type="float" office:value="13.2191163210099" calcext:value-type="float">
            <text:p>13.22</text:p>
          </table:table-cell>
          <table:table-cell table:style-name="ce6" table:formula="of:=[.C7]-[.B7]" office:value-type="float" office:value="40.48" calcext:value-type="float">
            <text:p>40.48</text:p>
          </table:table-cell>
          <table:table-cell table:style-name="ce4" table:formula="of:=([.G7]-[.$G$15])^2" office:value-type="float" office:value="500.044136260189" calcext:value-type="float">
            <text:p>500.04413626018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OpticalDistortion</text:p>
          </table:table-cell>
          <table:table-cell table:style-name="ce9" office:value-type="float" office:value="43.06" calcext:value-type="float">
            <text:p>43.06</text:p>
          </table:table-cell>
          <table:table-cell table:style-name="ce9" office:value-type="float" office:value="61.84" calcext:value-type="float">
            <text:p>61.84</text:p>
          </table:table-cell>
          <table:table-cell table:style-name="ce6" office:value-type="float" office:value="43.6135624709707" calcext:value-type="float">
            <text:p>43.61</text:p>
          </table:table-cell>
          <table:table-cell table:style-name="ce6" office:value-type="float" office:value="69.5540627876462" calcext:value-type="float">
            <text:p>69.55</text:p>
          </table:table-cell>
          <table:table-cell table:style-name="ce9" office:value-type="float" office:value="11.5238954012624" calcext:value-type="float">
            <text:p>11.52</text:p>
          </table:table-cell>
          <table:table-cell table:style-name="ce6" table:formula="of:=[.C8]-[.B8]" office:value-type="float" office:value="18.78" calcext:value-type="float">
            <text:p>18.78</text:p>
          </table:table-cell>
          <table:table-cell table:style-name="ce4" table:formula="of:=([.G8]-[.$G$15])^2" office:value-type="float" office:value="0.437802782188892" calcext:value-type="float">
            <text:p>0.437802782188892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andomGamma</text:p>
          </table:table-cell>
          <table:table-cell table:style-name="ce9" office:value-type="float" office:value="34.36" calcext:value-type="float">
            <text:p>34.36</text:p>
          </table:table-cell>
          <table:table-cell table:style-name="ce9" office:value-type="float" office:value="46.9" calcext:value-type="float">
            <text:p>46.90</text:p>
          </table:table-cell>
          <table:table-cell table:style-name="ce6" office:value-type="float" office:value="36.4959254947613" calcext:value-type="float">
            <text:p>36.50</text:p>
          </table:table-cell>
          <table:table-cell table:style-name="ce6" office:value-type="float" office:value="28.5912927674742" calcext:value-type="float">
            <text:p>28.59</text:p>
          </table:table-cell>
          <table:table-cell table:style-name="ce9" office:value-type="float" office:value="-10.3764570991783" calcext:value-type="float">
            <text:p>-10.38</text:p>
          </table:table-cell>
          <table:table-cell table:style-name="ce6" table:formula="of:=[.C9]-[.B9]" office:value-type="float" office:value="12.54" calcext:value-type="float">
            <text:p>12.54</text:p>
          </table:table-cell>
          <table:table-cell table:style-name="ce4" table:formula="of:=([.G9]-[.$G$15])^2" office:value-type="float" office:value="31.1178027405889" calcext:value-type="float">
            <text:p>31.117802740588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ueSaturationValue</text:p>
          </table:table-cell>
          <table:table-cell table:style-name="ce9" office:value-type="float" office:value="36.63" calcext:value-type="float">
            <text:p>36.63</text:p>
          </table:table-cell>
          <table:table-cell table:style-name="ce9" office:value-type="float" office:value="42.56" calcext:value-type="float">
            <text:p>42.56</text:p>
          </table:table-cell>
          <table:table-cell table:style-name="ce6" office:value-type="float" office:value="16.1889161889162" calcext:value-type="float">
            <text:p>16.19</text:p>
          </table:table-cell>
          <table:table-cell table:style-name="ce6" office:value-type="float" office:value="16.6918000039169" calcext:value-type="float">
            <text:p>16.69</text:p>
          </table:table-cell>
          <table:table-cell table:style-name="ce9" office:value-type="float" office:value="-18.6699789795528" calcext:value-type="float">
            <text:p>-18.67</text:p>
          </table:table-cell>
          <table:table-cell table:style-name="ce6" table:formula="of:=[.C10]-[.B10]" office:value-type="float" office:value="5.93" calcext:value-type="float">
            <text:p>5.93</text:p>
          </table:table-cell>
          <table:table-cell table:style-name="ce4" table:formula="of:=([.G10]-[.$G$15])^2" office:value-type="float" office:value="148.555469363189" calcext:value-type="float">
            <text:p>148.55546936318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ColorJitter</text:p>
          </table:table-cell>
          <table:table-cell table:style-name="ce9" office:value-type="float" office:value="36.54" calcext:value-type="float">
            <text:p>36.54</text:p>
          </table:table-cell>
          <table:table-cell table:style-name="ce9" office:value-type="float" office:value="41.9" calcext:value-type="float">
            <text:p>41.90</text:p>
          </table:table-cell>
          <table:table-cell table:style-name="ce6" office:value-type="float" office:value="14.6688560481664" calcext:value-type="float">
            <text:p>14.67</text:p>
          </table:table-cell>
          <table:table-cell table:style-name="ce6" office:value-type="float" office:value="14.8821997219013" calcext:value-type="float">
            <text:p>14.88</text:p>
          </table:table-cell>
          <table:table-cell table:style-name="ce9" office:value-type="float" office:value="-19.9312058092872" calcext:value-type="float">
            <text:p>-19.93</text:p>
          </table:table-cell>
          <table:table-cell table:style-name="ce6" table:formula="of:=[.C11]-[.B11]" office:value-type="float" office:value="5.36" calcext:value-type="float">
            <text:p>5.36</text:p>
          </table:table-cell>
          <table:table-cell table:style-name="ce4" table:formula="of:=([.G11]-[.$G$15])^2" office:value-type="float" office:value="162.775069359389" calcext:value-type="float">
            <text:p>162.77506935938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CLAHE</text:p>
          </table:table-cell>
          <table:table-cell table:style-name="ce9" office:value-type="float" office:value="36.38" calcext:value-type="float">
            <text:p>36.38</text:p>
          </table:table-cell>
          <table:table-cell table:style-name="ce9" office:value-type="float" office:value="41.38" calcext:value-type="float">
            <text:p>41.38</text:p>
          </table:table-cell>
          <table:table-cell table:style-name="ce6" office:value-type="float" office:value="13.7438152831226" calcext:value-type="float">
            <text:p>13.74</text:p>
          </table:table-cell>
          <table:table-cell table:style-name="ce6" office:value-type="float" office:value="13.4564540451617" calcext:value-type="float">
            <text:p>13.46</text:p>
          </table:table-cell>
          <table:table-cell table:style-name="ce9" office:value-type="float" office:value="-20.9248996751385" calcext:value-type="float">
            <text:p>-20.92</text:p>
          </table:table-cell>
          <table:table-cell table:style-name="ce6" table:formula="of:=[.C12]-[.B12]" office:value-type="float" office:value="5" calcext:value-type="float">
            <text:p>5.00</text:p>
          </table:table-cell>
          <table:table-cell table:style-name="ce4" table:formula="of:=([.G12]-[.$G$15])^2" office:value-type="float" office:value="172.090669356989" calcext:value-type="float">
            <text:p>172.09066935698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andomContrast</text:p>
          </table:table-cell>
          <table:table-cell table:style-name="ce9" office:value-type="float" office:value="36.56" calcext:value-type="float">
            <text:p>36.56</text:p>
          </table:table-cell>
          <table:table-cell table:style-name="ce9" office:value-type="float" office:value="40.5" calcext:value-type="float">
            <text:p>40.50</text:p>
          </table:table-cell>
          <table:table-cell table:style-name="ce6" office:value-type="float" office:value="10.7768052516411" calcext:value-type="float">
            <text:p>10.78</text:p>
          </table:table-cell>
          <table:table-cell table:style-name="ce6" office:value-type="float" office:value="11.0436536691408" calcext:value-type="float">
            <text:p>11.04</text:p>
          </table:table-cell>
          <table:table-cell table:style-name="ce9" office:value-type="float" office:value="-22.6065354481177" calcext:value-type="float">
            <text:p>-22.61</text:p>
          </table:table-cell>
          <table:table-cell table:style-name="ce6" table:formula="of:=[.C13]-[.B13]" office:value-type="float" office:value="3.94" calcext:value-type="float">
            <text:p>3.94</text:p>
          </table:table-cell>
          <table:table-cell table:style-name="ce4" table:formula="of:=([.G13]-[.$G$15])^2" office:value-type="float" office:value="201.025136016589" calcext:value-type="float">
            <text:p>201.025136016589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2"/>
          <table:table-cell table:style-name="ce9" office:value-type="string" calcext:value-type="string">
            <text:p>mean diff</text:p>
          </table:table-cell>
          <table:table-cell table:style-name="ce6" table:formula="of:=AVERAGE([.G2:.G13])" office:value-type="float" office:value="18.11833333" calcext:value-type="float">
            <text:p>18.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2"/>
          <table:table-cell table:style-name="ce9" office:value-type="string" calcext:value-type="string">
            <text:p>std diff</text:p>
          </table:table-cell>
          <table:table-cell table:style-name="ce4" table:formula="of:=STDEV([.G2:.G13])" office:value-type="float" office:value="12.25619905" calcext:value-type="float">
            <text:p>12.2561990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/>
          <table:table-cell table:style-name="ce1" office:value-type="string" calcext:value-type="string">
            <text:p>std</text:p>
          </table:table-cell>
          <table:table-cell table:style-name="ce4" table:formula="of:=SQRT(SUM([.H2:.H13])/(12-1))" office:value-type="float" office:value="12.25619905" calcext:value-type="float">
            <text:p>12.2561990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style-name="ce1" office:value-type="string" calcext:value-type="string">
            <text:p>d_mean-0/(std/route(n))</text:p>
          </table:table-cell>
          <table:table-cell table:style-name="ce1" office:value-type="string" calcext:value-type="string">
            <text:p>t</text:p>
          </table:table-cell>
          <table:table-cell table:style-name="ce4" table:formula="of:=[.G15]/([.G17]/SQRT(12))" office:value-type="float" office:value="5.1209798" calcext:value-type="float">
            <text:p>5.1209798</text:p>
          </table:table-cell>
          <table:table-cell table:style-name="ce4" table:formula="of:=[.G15]/([.G16]/SQRT(12))" office:value-type="float" office:value="5.1209798" calcext:value-type="float">
            <text:p>5.1209798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(lower-tailed)</text:p>
          </table:table-cell>
          <table:table-cell table:style-name="ce1" office:value-type="string" calcext:value-type="string">
            <text:p>p = Pr(T &lt; t)</text:p>
          </table:table-cell>
          <table:table-cell table:style-name="ce6"/>
          <table:table-cell table:style-name="ce9" office:value-type="string" calcext:value-type="string">
            <text:p>rej region 0.05 (T)</text:p>
          </table:table-cell>
          <table:table-cell table:style-name="ce6"/>
          <table:table-cell table:style-name="ce4" table:formula="of:=COM.MICROSOFT.T.INV(0.05;11)" office:value-type="float" office:value="-1.795884819" calcext:value-type="float">
            <text:p>-1.7958848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style-name="ce9" office:value-type="string" calcext:value-type="string">
            <text:p>rej region 0.01</text:p>
          </table:table-cell>
          <table:table-cell table:style-name="ce6"/>
          <table:table-cell table:style-name="ce10" table:formula="of:=COM.MICROSOFT.T.INV(0.01;11)" office:value-type="float" office:value="-2.718079184" calcext:value-type="float">
            <text:p>-2.71807918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ired t test</text:p>
          </table:table-cell>
          <table:table-cell table:style-name="ce1" office:value-type="string" calcext:value-type="string">
            <text:p>As T &lt; t we reject null and say with 95% confidence that image augmentation shows and improvement</text:p>
          </table:table-cell>
          <table:table-cell/>
          <table:table-cell table:style-name="ce6"/>
          <table:table-cell table:style-name="ce9" office:value-type="string" calcext:value-type="string">
            <text:p>SD/sqrt(n)</text:p>
          </table:table-cell>
          <table:table-cell table:style-name="ce9" office:value-type="string" calcext:value-type="string">
            <text:p>stand error</text:p>
          </table:table-cell>
          <table:table-cell table:style-name="ce4" table:formula="of:=[.G16]/SQRT(12)" office:value-type="float" office:value="3.53805991" calcext:value-type="float">
            <text:p>3.5380599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style-name="ce9" office:value-type="string" calcext:value-type="string">
            <text:p>mean diff/SE</text:p>
          </table:table-cell>
          <table:table-cell table:style-name="ce9" office:value-type="string" calcext:value-type="string">
            <text:p>t</text:p>
          </table:table-cell>
          <table:table-cell table:style-name="ce4" table:formula="of:=[.G15]/[.G21]" office:value-type="float" office:value="5.1209798" calcext:value-type="float">
            <text:p>5.120979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2 sample</text:p>
          </table:table-cell>
          <table:table-cell table:number-columns-repeated="2"/>
          <table:table-cell table:style-name="ce6" table:number-columns-repeated="3"/>
          <table:table-cell/>
          <table:table-cell table:style-name="ce1" office:value-type="string" calcext:value-type="string">
            <text:p>mea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1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6" table:number-columns-repeated="3"/>
          <table:table-cell/>
          <table:table-cell table:style-name="ce1" office:value-type="string" calcext:value-type="string">
            <text:p>st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2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k (n1+n2-2)</text:p>
          </table:table-cell>
          <table:table-cell table:style-name="ce4" table:formula="of:=[.B25]+[.B26]-2" office:value-type="float" office:value="50" calcext:value-type="float">
            <text:p>50</text:p>
          </table:table-cell>
          <table:table-cell/>
          <table:table-cell table:style-name="ce6" table:number-columns-repeated="3"/>
          <table:table-cell table:style-name="ce4" office:value-type="float" office:value="21.28" calcext:value-type="float">
            <text:p>21.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_baseline</text:p>
          </table:table-cell>
          <table:table-cell table:style-name="ce1" table:formula="of:=([$Sheet1.B26]+[$Sheet1.D26])/2" office:value-type="float" office:value="53.89" calcext:value-type="float">
            <text:p>53.89</text:p>
          </table:table-cell>
          <table:table-cell/>
          <table:table-cell table:style-name="ce6" table:number-columns-repeated="3"/>
          <table:table-cell table:style-name="ce4" office:value-type="float" office:value="17.61" calcext:value-type="float">
            <text:p>17.6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_best</text:p>
          </table:table-cell>
          <table:table-cell table:style-name="ce6" table:formula="of:=AVERAGE([.C2:.C13])" office:value-type="float" office:value="54.75083333" calcext:value-type="float">
            <text:p>54.75</text:p>
          </table:table-cell>
          <table:table-cell/>
          <table:table-cell table:style-name="ce6" table:number-columns-repeated="3"/>
          <table:table-cell table:style-name="ce4" office:value-type="float" office:value="22.04" calcext:value-type="float">
            <text:p>22.0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4" office:value-type="float" office:value="34.72" calcext:value-type="float">
            <text:p>34.7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4" office:value-type="float" office:value="29.74" calcext:value-type="float">
            <text:p>29.7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4" office:value-type="float" office:value="40.48" calcext:value-type="float">
            <text:p>40.4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4" office:value-type="float" office:value="18.78" calcext:value-type="float">
            <text:p>18.7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4" office:value-type="float" office:value="18.36" calcext:value-type="float">
            <text:p>18.3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4" office:value-type="float" office:value="12.54" calcext:value-type="float">
            <text:p>12.5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4" office:value-type="float" office:value="6.12" calcext:value-type="float">
            <text:p>6.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4" office:value-type="float" office:value="5.93" calcext:value-type="float">
            <text:p>5.9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4" office:value-type="float" office:value="5.36" calcext:value-type="float">
            <text:p>5.3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number-columns-repeated="3"/>
          <table:table-cell table:style-name="ce4" office:value-type="float" office:value="3.94" calcext:value-type="float">
            <text:p>3.94</text:p>
          </table:table-cell>
          <table:table-cell table:number-columns-repeated="1017"/>
        </table:table-row>
        <table:table-row table:style-name="ro1" table:number-rows-repeated="96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K20" table:display-filter-buttons="true"/>
        <table:database-range table:name="__Anonymous_Sheet_DB__1" table:target-range-address="'Results for appendix'.A1:'Results for appendix'.K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_20_for_20_appendix" style:display-name="PageStyle_Results for append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died" style:display-name="PageStyle_Tidi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88" meta:object-count="0"/>
    <meta:generator>LibreOfficeDev/6.0.5.2$Linux_X86_64 LibreOffice_project/</meta:generator>
  </office:meta>
</office:document-meta>
</file>